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 style:data-style-name="N2"/>
    <style:style style:name="ce8" style:family="table-cell" style:parent-style-name="Default" style:data-style-name="N2">
      <style:table-cell-properties fo:background-color="transparent"/>
    </style:style>
    <style:style style:name="ce7" style:family="table-cell" style:parent-style-name="Default" style:data-style-name="N2">
      <style:table-cell-properties fo:background-color="#ffd883"/>
    </style:style>
    <style:style style:name="ce10" style:family="table-cell" style:parent-style-name="Default" style:data-style-name="N2">
      <style:table-cell-properties fo:background-color="#f5ff83"/>
    </style:style>
    <style:style style:name="ce9" style:family="table-cell" style:parent-style-name="Default" style:data-style-name="N2">
      <style:table-cell-properties fo:background-color="#ffadaa"/>
    </style:style>
    <style:style style:name="ce5" style:family="table-cell" style:parent-style-name="Default" style:data-style-name="N123"/>
    <style:style style:name="ce11" style:family="table-cell" style:parent-style-name="Default" style:data-style-name="N12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5"/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/>
          <table:table-cell office:value-type="string" calcext:value-type="string">
            <text:p>%</text:p>
          </table:table-cell>
          <table:table-cell table:number-columns-repeated="6"/>
          <table:table-cell office:value-type="string" calcext:value-type="string">
            <text:p>average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table:number-columns-repeated="6"/>
          <table:table-cell office:value-type="string" calcext:value-type="string">
            <text:p>ge</text:p>
          </table:table-cell>
          <table:table-cell table:number-columns-repeated="11"/>
          <table:table-cell office:value-type="string" calcext:value-type="string">
            <text:p>ge0</text:p>
          </table:table-cell>
          <table:table-cell table:number-columns-repeated="11"/>
          <table:table-cell office:value-type="string" calcext:value-type="string">
            <text:p>g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]/[.J4]" office:value-type="float" office:value="1" calcext:value-type="float">
            <text:p>1.00</text:p>
          </table:table-cell>
          <table:table-cell table:formula="of:=[.K4]/[.K4]" office:value-type="float" office:value="1" calcext:value-type="float">
            <text:p>1.00</text:p>
          </table:table-cell>
          <table:table-cell table:formula="of:=[.L4]/[.L4]" office:value-type="float" office:value="1" calcext:value-type="float">
            <text:p>1.00</text:p>
          </table:table-cell>
          <table:table-cell table:formula="of:=[.M4]/[.M4]" office:value-type="float" office:value="1" calcext:value-type="float">
            <text:p>1.00</text:p>
          </table:table-cell>
          <table:table-cell table:formula="of:=[.N4]/[.N4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4];[.AH4])" office:value-type="float" office:value="90.3776585" calcext:value-type="float">
            <text:p>90.4</text:p>
          </table:table-cell>
          <table:table-cell table:style-name="ce11" table:formula="of:=AVERAGE([.W4];[.AI4])" office:value-type="float" office:value="42.494274" calcext:value-type="float">
            <text:p>42.5</text:p>
          </table:table-cell>
          <table:table-cell table:style-name="ce11" table:formula="of:=AVERAGE([.X4];[.AJ4])" office:value-type="float" office:value="19.75" calcext:value-type="float">
            <text:p>19.8</text:p>
          </table:table-cell>
          <table:table-cell table:style-name="ce11" table:formula="of:=AVERAGE([.Y4];[.AK4])" office:value-type="float" office:value="6.5" calcext:value-type="float">
            <text:p>6.5</text:p>
          </table:table-cell>
          <table:table-cell table:formula="of:=AVERAGE([.Z4];[.AG4])" office:value-type="float" office:value="0.01167" calcext:value-type="float">
            <text:p>0.01</text:p>
          </table:table-cell>
          <table:table-cell table:formula="of:=AVERAGE([.AA4];[.AM4])" office:value-type="float" office:value="491" calcext:value-type="float">
            <text:p>491</text:p>
          </table:table-cell>
          <table:table-cell table:formula="of:=AVERAGE([.AB4];[.AN4])" office:value-type="float" office:value="309" calcext:value-type="float">
            <text:p>309</text:p>
          </table:table-cell>
          <table:table-cell table:formula="of:=AVERAGE([.AC4];[.AO4])" office:value-type="float" office:value="14" calcext:value-type="float">
            <text:p>14</text:p>
          </table:table-cell>
          <table:table-cell table:formula="of:=AVERAGE([.AD4];[.AP4]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05.755317" calcext:value-type="float">
            <text:p>105.755317</text:p>
          </table:table-cell>
          <table:table-cell office:value-type="float" office:value="48.988548" calcext:value-type="float">
            <text:p>48.9885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.01141" calcext:value-type="float">
            <text:p>0.01141</text:p>
          </table:table-cell>
          <table:table-cell office:value-type="float" office:value="491" calcext:value-type="float">
            <text:p>491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5]/[.J4]" office:value-type="float" office:value="0.243735220248044" calcext:value-type="float">
            <text:p>0.24</text:p>
          </table:table-cell>
          <table:table-cell table:formula="of:=[.K5]/[.K4]" office:value-type="float" office:value="0.37115640568421" calcext:value-type="float">
            <text:p>0.37</text:p>
          </table:table-cell>
          <table:table-cell table:formula="of:=[.L5]/[.L4]" office:value-type="float" office:value="0.134067670886076" calcext:value-type="float">
            <text:p>0.13</text:p>
          </table:table-cell>
          <table:table-cell table:formula="of:=[.M5]/[.M4]" office:value-type="float" office:value="1.15384615384615" calcext:value-type="float">
            <text:p>1.15</text:p>
          </table:table-cell>
          <table:table-cell table:formula="of:=[.N5]/[.N4]" office:value-type="float" office:value="255.161439588689" calcext:value-type="float">
            <text:p>255.1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5];[.AH5])" office:value-type="float" office:value="22.0282185" calcext:value-type="float">
            <text:p>22.0</text:p>
          </table:table-cell>
          <table:table-cell table:style-name="ce11" table:formula="of:=AVERAGE([.W5];[.AI5])" office:value-type="float" office:value="15.772022" calcext:value-type="float">
            <text:p>15.8</text:p>
          </table:table-cell>
          <table:table-cell table:style-name="ce11" table:formula="of:=AVERAGE([.X5];[.AJ5])" office:value-type="float" office:value="2.6478365" calcext:value-type="float">
            <text:p>2.6</text:p>
          </table:table-cell>
          <table:table-cell table:style-name="ce11" table:formula="of:=AVERAGE([.Y5];[.AK5])" office:value-type="float" office:value="7.5" calcext:value-type="float">
            <text:p>7.5</text:p>
          </table:table-cell>
          <table:table-cell table:formula="of:=AVERAGE([.Z5];[.AG5])" office:value-type="float" office:value="2.977734" calcext:value-type="float">
            <text:p>2.98</text:p>
          </table:table-cell>
          <table:table-cell table:formula="of:=AVERAGE([.AA5];[.AM5])" office:value-type="float" office:value="1825" calcext:value-type="float">
            <text:p>1825</text:p>
          </table:table-cell>
          <table:table-cell table:formula="of:=AVERAGE([.AB5];[.AN5])" office:value-type="float" office:value="411" calcext:value-type="float">
            <text:p>411</text:p>
          </table:table-cell>
          <table:table-cell table:formula="of:=AVERAGE([.AC5];[.AO5])" office:value-type="float" office:value="1246" calcext:value-type="float">
            <text:p>1246</text:p>
          </table:table-cell>
          <table:table-cell table:formula="of:=AVERAGE([.AD5];[.AP5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5.601232" calcext:value-type="float">
            <text:p>5.601232</text:p>
          </table:table-cell>
          <table:table-cell office:value-type="float" office:value="4.415699" calcext:value-type="float">
            <text:p>4.415699</text:p>
          </table:table-cell>
          <table:table-cell office:value-type="float" office:value="1.127421" calcext:value-type="float">
            <text:p>1.127421</text:p>
          </table:table-cell>
          <table:table-cell office:value-type="float" office:value="5" calcext:value-type="float">
            <text:p>5</text:p>
          </table:table-cell>
          <table:table-cell office:value-type="float" office:value="2.977734" calcext:value-type="float">
            <text:p>2.977734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38.455205" calcext:value-type="float">
            <text:p>38.455205</text:p>
          </table:table-cell>
          <table:table-cell office:value-type="float" office:value="27.128345" calcext:value-type="float">
            <text:p>27.128345</text:p>
          </table:table-cell>
          <table:table-cell office:value-type="float" office:value="4.168252" calcext:value-type="float">
            <text:p>4.168252</text:p>
          </table:table-cell>
          <table:table-cell office:value-type="float" office:value="10" calcext:value-type="float">
            <text:p>10</text:p>
          </table:table-cell>
          <table:table-cell office:value-type="float" office:value="7.923441" calcext:value-type="float">
            <text:p>7.923441</text:p>
          </table:table-cell>
          <table:table-cell office:value-type="float" office:value="1825" calcext:value-type="float">
            <text:p>1825</text:p>
          </table:table-cell>
          <table:table-cell office:value-type="float" office:value="411" calcext:value-type="float">
            <text:p>411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6]/[.J4]" office:value-type="float" office:value="0.99249815705283" calcext:value-type="float">
            <text:p>0.99</text:p>
          </table:table-cell>
          <table:table-cell table:formula="of:=[.K6]/[.K4]" office:value-type="float" office:value="0.977706184602659" calcext:value-type="float">
            <text:p>0.98</text:p>
          </table:table-cell>
          <table:table-cell table:formula="of:=[.L6]/[.L4]" office:value-type="float" office:value="0.925869898734177" calcext:value-type="float">
            <text:p>0.93</text:p>
          </table:table-cell>
          <table:table-cell table:formula="of:=[.M6]/[.M4]" office:value-type="float" office:value="1.15384615384615" calcext:value-type="float">
            <text:p>1.15</text:p>
          </table:table-cell>
          <table:table-cell table:formula="of:=[.N6]/[.N4]" office:value-type="float" office:value="1658.90702656384" calcext:value-type="float">
            <text:p>1658.91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6];[.AH6])" office:value-type="float" office:value="89.6996595" calcext:value-type="float">
            <text:p>89.7</text:p>
          </table:table-cell>
          <table:table-cell table:style-name="ce11" table:formula="of:=AVERAGE([.W6];[.AI6])" office:value-type="float" office:value="41.5469145" calcext:value-type="float">
            <text:p>41.5</text:p>
          </table:table-cell>
          <table:table-cell table:style-name="ce11" table:formula="of:=AVERAGE([.X6];[.AJ6])" office:value-type="float" office:value="18.2859305" calcext:value-type="float">
            <text:p>18.3</text:p>
          </table:table-cell>
          <table:table-cell table:style-name="ce11" table:formula="of:=AVERAGE([.Y6];[.AK6])" office:value-type="float" office:value="7.5" calcext:value-type="float">
            <text:p>7.5</text:p>
          </table:table-cell>
          <table:table-cell table:formula="of:=AVERAGE([.Z6];[.AG6])" office:value-type="float" office:value="19.359445" calcext:value-type="float">
            <text:p>19.36</text:p>
          </table:table-cell>
          <table:table-cell table:formula="of:=AVERAGE([.AA6];[.AM6])" office:value-type="float" office:value="1927" calcext:value-type="float">
            <text:p>1927</text:p>
          </table:table-cell>
          <table:table-cell table:formula="of:=AVERAGE([.AB6];[.AN6])" office:value-type="float" office:value="615" calcext:value-type="float">
            <text:p>615</text:p>
          </table:table-cell>
          <table:table-cell table:formula="of:=AVERAGE([.AC6];[.AO6])" office:value-type="float" office:value="1246" calcext:value-type="float">
            <text:p>1246</text:p>
          </table:table-cell>
          <table:table-cell table:formula="of:=AVERAGE([.AD6];[.AP6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50.570686" calcext:value-type="float">
            <text:p>50.570686</text:p>
          </table:table-cell>
          <table:table-cell office:value-type="float" office:value="19.845487" calcext:value-type="float">
            <text:p>19.845487</text:p>
          </table:table-cell>
          <table:table-cell office:value-type="float" office:value="16.714286" calcext:value-type="float">
            <text:p>16.714286</text:p>
          </table:table-cell>
          <table:table-cell office:value-type="float" office:value="5" calcext:value-type="float">
            <text:p>5</text:p>
          </table:table-cell>
          <table:table-cell office:value-type="float" office:value="19.359445" calcext:value-type="float">
            <text:p>19.359445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28.828633" calcext:value-type="float">
            <text:p>128.828633</text:p>
          </table:table-cell>
          <table:table-cell office:value-type="float" office:value="63.248342" calcext:value-type="float">
            <text:p>63.248342</text:p>
          </table:table-cell>
          <table:table-cell office:value-type="float" office:value="19.857575" calcext:value-type="float">
            <text:p>19.857575</text:p>
          </table:table-cell>
          <table:table-cell office:value-type="float" office:value="10" calcext:value-type="float">
            <text:p>10</text:p>
          </table:table-cell>
          <table:table-cell office:value-type="float" office:value="17.797241" calcext:value-type="float">
            <text:p>17.797241</text:p>
          </table:table-cell>
          <table:table-cell office:value-type="float" office:value="1927" calcext:value-type="float">
            <text:p>1927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7]/[.J4]" office:value-type="float" office:value="1.03028466377008" calcext:value-type="float">
            <text:p>1.03</text:p>
          </table:table-cell>
          <table:table-cell table:formula="of:=[.K7]/[.K4]" office:value-type="float" office:value="1.03745930569375" calcext:value-type="float">
            <text:p>1.04</text:p>
          </table:table-cell>
          <table:table-cell table:formula="of:=[.L7]/[.L4]" office:value-type="float" office:value="0.919783113924051" calcext:value-type="float">
            <text:p>0.92</text:p>
          </table:table-cell>
          <table:table-cell table:formula="of:=[.M7]/[.M4]" office:value-type="float" office:value="1.15384615384615" calcext:value-type="float">
            <text:p>1.15</text:p>
          </table:table-cell>
          <table:table-cell table:formula="of:=[.N7]/[.N4]" office:value-type="float" office:value="410.939845758355" calcext:value-type="float">
            <text:p>410.94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7];[.AH7])" office:value-type="float" office:value="93.1147155" calcext:value-type="float">
            <text:p>93.1</text:p>
          </table:table-cell>
          <table:table-cell table:style-name="ce11" table:formula="of:=AVERAGE([.W7];[.AI7])" office:value-type="float" office:value="44.08608" calcext:value-type="float">
            <text:p>44.1</text:p>
          </table:table-cell>
          <table:table-cell table:style-name="ce11" table:formula="of:=AVERAGE([.X7];[.AJ7])" office:value-type="float" office:value="18.1657165" calcext:value-type="float">
            <text:p>18.2</text:p>
          </table:table-cell>
          <table:table-cell table:style-name="ce11" table:formula="of:=AVERAGE([.Y7];[.AK7])" office:value-type="float" office:value="7.5" calcext:value-type="float">
            <text:p>7.5</text:p>
          </table:table-cell>
          <table:table-cell table:formula="of:=AVERAGE([.Z7];[.AG7])" office:value-type="float" office:value="4.795668" calcext:value-type="float">
            <text:p>4.80</text:p>
          </table:table-cell>
          <table:table-cell table:formula="of:=AVERAGE([.AA7];[.AM7])" office:value-type="float" office:value="2029" calcext:value-type="float">
            <text:p>2029</text:p>
          </table:table-cell>
          <table:table-cell table:formula="of:=AVERAGE([.AB7];[.AN7])" office:value-type="float" office:value="615" calcext:value-type="float">
            <text:p>615</text:p>
          </table:table-cell>
          <table:table-cell table:formula="of:=AVERAGE([.AC7];[.AO7])" office:value-type="float" office:value="1246" calcext:value-type="float">
            <text:p>1246</text:p>
          </table:table-cell>
          <table:table-cell table:formula="of:=AVERAGE([.AD7];[.AP7])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63.147016" calcext:value-type="float">
            <text:p>63.147016</text:p>
          </table:table-cell>
          <table:table-cell office:value-type="float" office:value="29.745184" calcext:value-type="float">
            <text:p>29.745184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office:value-type="float" office:value="4.795668" calcext:value-type="float">
            <text:p>4.795668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23.082415" calcext:value-type="float">
            <text:p>123.082415</text:p>
          </table:table-cell>
          <table:table-cell office:value-type="float" office:value="58.426976" calcext:value-type="float">
            <text:p>58.426976</text:p>
          </table:table-cell>
          <table:table-cell office:value-type="float" office:value="19.831433" calcext:value-type="float">
            <text:p>19.831433</text:p>
          </table:table-cell>
          <table:table-cell office:value-type="float" office:value="10" calcext:value-type="float">
            <text:p>10</text:p>
          </table:table-cell>
          <table:table-cell office:value-type="float" office:value="10.56528" calcext:value-type="float">
            <text:p>10.56528</text:p>
          </table:table-cell>
          <table:table-cell office:value-type="float" office:value="2029" calcext:value-type="float">
            <text:p>2029</text:p>
          </table:table-cell>
          <table:table-cell office:value-type="float" office:value="615" calcext:value-type="float">
            <text:p>615</text:p>
          </table:table-cell>
          <table:table-cell office:value-type="float" office:value="1246" calcext:value-type="float">
            <text:p>1246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8]/[.J4]" office:value-type="float" office:value="0.482535963243615" calcext:value-type="float">
            <text:p>0.48</text:p>
          </table:table-cell>
          <table:table-cell table:formula="of:=[.K8]/[.K4]" office:value-type="float" office:value="0.452618333943063" calcext:value-type="float">
            <text:p>0.45</text:p>
          </table:table-cell>
          <table:table-cell table:formula="of:=[.L8]/[.L4]" office:value-type="float" office:value="0.606329113924051" calcext:value-type="float">
            <text:p>0.61</text:p>
          </table:table-cell>
          <table:table-cell table:formula="of:=[.M8]/[.M4]" office:value-type="float" office:value="0.769230769230769" calcext:value-type="float">
            <text:p>0.77</text:p>
          </table:table-cell>
          <table:table-cell table:formula="of:=[.N8]/[.N4]" office:value-type="float" office:value="0.912596401028278" calcext:value-type="float">
            <text:p>0.91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8];[.AH8])" office:value-type="float" office:value="43.6104705" calcext:value-type="float">
            <text:p>43.6</text:p>
          </table:table-cell>
          <table:table-cell table:style-name="ce11" table:formula="of:=AVERAGE([.W8];[.AI8])" office:value-type="float" office:value="19.2336875" calcext:value-type="float">
            <text:p>19.2</text:p>
          </table:table-cell>
          <table:table-cell table:style-name="ce11" table:formula="of:=AVERAGE([.X8];[.AJ8])" office:value-type="float" office:value="11.975" calcext:value-type="float">
            <text:p>12.0</text:p>
          </table:table-cell>
          <table:table-cell table:style-name="ce11" table:formula="of:=AVERAGE([.Y8];[.AK8])" office:value-type="float" office:value="5" calcext:value-type="float">
            <text:p>5.0</text:p>
          </table:table-cell>
          <table:table-cell table:formula="of:=AVERAGE([.Z8];[.AG8])" office:value-type="float" office:value="0.01065" calcext:value-type="float">
            <text:p>0.01</text:p>
          </table:table-cell>
          <table:table-cell table:formula="of:=AVERAGE([.AA8];[.AM8])" office:value-type="float" office:value="485" calcext:value-type="float">
            <text:p>485</text:p>
          </table:table-cell>
          <table:table-cell table:formula="of:=AVERAGE([.AB8];[.AN8])" office:value-type="float" office:value="309" calcext:value-type="float">
            <text:p>309</text:p>
          </table:table-cell>
          <table:table-cell table:formula="of:=AVERAGE([.AC8];[.AO8])" office:value-type="float" office:value="8" calcext:value-type="float">
            <text:p>8</text:p>
          </table:table-cell>
          <table:table-cell table:formula="of:=AVERAGE([.AD8];[.AP8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3.4087" calcext:value-type="float">
            <text:p>43.4087</text:p>
          </table:table-cell>
          <table:table-cell office:value-type="float" office:value="19.128088" calcext:value-type="float">
            <text:p>19.128088</text:p>
          </table:table-cell>
          <table:table-cell office:value-type="float" office:value="11.95" calcext:value-type="float">
            <text:p>11.95</text:p>
          </table:table-cell>
          <table:table-cell office:value-type="float" office:value="5" calcext:value-type="float">
            <text:p>5</text:p>
          </table:table-cell>
          <table:table-cell office:value-type="float" office:value="0.01065" calcext:value-type="float">
            <text:p>0.01065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3.812241" calcext:value-type="float">
            <text:p>43.812241</text:p>
          </table:table-cell>
          <table:table-cell office:value-type="float" office:value="19.339287" calcext:value-type="float">
            <text:p>19.33928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1567" calcext:value-type="float">
            <text:p>0.011567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9]/[.J4]" office:value-type="float" office:value="0.832021760112318" calcext:value-type="float">
            <text:p>0.83</text:p>
          </table:table-cell>
          <table:table-cell table:formula="of:=[.K9]/[.K4]" office:value-type="float" office:value="0.824710230371273" calcext:value-type="float">
            <text:p>0.82</text:p>
          </table:table-cell>
          <table:table-cell table:formula="of:=[.L9]/[.L4]" office:value-type="float" office:value="0.935443037974684" calcext:value-type="float">
            <text:p>0.94</text:p>
          </table:table-cell>
          <table:table-cell table:formula="of:=[.M9]/[.M4]" office:value-type="float" office:value="0.923076923076923" calcext:value-type="float">
            <text:p>0.92</text:p>
          </table:table-cell>
          <table:table-cell table:formula="of:=[.N9]/[.N4]" office:value-type="float" office:value="2637.95458440446" calcext:value-type="float">
            <text:p>2637.95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9];[.AH9])" office:value-type="float" office:value="75.1961785" calcext:value-type="float">
            <text:p>75.2</text:p>
          </table:table-cell>
          <table:table-cell table:style-name="ce11" table:formula="of:=AVERAGE([.W9];[.AI9])" office:value-type="float" office:value="35.0454625" calcext:value-type="float">
            <text:p>35.0</text:p>
          </table:table-cell>
          <table:table-cell table:style-name="ce11" table:formula="of:=AVERAGE([.X9];[.AJ9])" office:value-type="float" office:value="18.475" calcext:value-type="float">
            <text:p>18.5</text:p>
          </table:table-cell>
          <table:table-cell table:style-name="ce11" table:formula="of:=AVERAGE([.Y9];[.AK9])" office:value-type="float" office:value="6" calcext:value-type="float">
            <text:p>6.0</text:p>
          </table:table-cell>
          <table:table-cell table:formula="of:=AVERAGE([.Z9];[.AG9])" office:value-type="float" office:value="30.78493" calcext:value-type="float">
            <text:p>30.78</text:p>
          </table:table-cell>
          <table:table-cell table:formula="of:=AVERAGE([.AA9];[.AM9])" office:value-type="float" office:value="1921" calcext:value-type="float">
            <text:p>1921</text:p>
          </table:table-cell>
          <table:table-cell table:formula="of:=AVERAGE([.AB9];[.AN9])" office:value-type="float" office:value="615" calcext:value-type="float">
            <text:p>615</text:p>
          </table:table-cell>
          <table:table-cell table:formula="of:=AVERAGE([.AC9];[.AO9])" office:value-type="float" office:value="1240" calcext:value-type="float">
            <text:p>1240</text:p>
          </table:table-cell>
          <table:table-cell table:formula="of:=AVERAGE([.AD9];[.AP9])"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55.847859" calcext:value-type="float">
            <text:p>55.847859</text:p>
          </table:table-cell>
          <table:table-cell office:value-type="float" office:value="24.563078" calcext:value-type="float">
            <text:p>24.563078</text:p>
          </table:table-cell>
          <table:table-cell office:value-type="float" office:value="16.95" calcext:value-type="float">
            <text:p>16.95</text:p>
          </table:table-cell>
          <table:table-cell office:value-type="float" office:value="5" calcext:value-type="float">
            <text:p>5</text:p>
          </table:table-cell>
          <table:table-cell office:value-type="float" office:value="30.78493" calcext:value-type="float">
            <text:p>30.78493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94.544498" calcext:value-type="float">
            <text:p>94.544498</text:p>
          </table:table-cell>
          <table:table-cell office:value-type="float" office:value="45.527847" calcext:value-type="float">
            <text:p>45.52784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.632974" calcext:value-type="float">
            <text:p>11.632974</text:p>
          </table:table-cell>
          <table:table-cell office:value-type="float" office:value="1921" calcext:value-type="float">
            <text:p>1921</text:p>
          </table:table-cell>
          <table:table-cell office:value-type="float" office:value="615" calcext:value-type="float">
            <text:p>615</text:p>
          </table:table-cell>
          <table:table-cell office:value-type="float" office:value="1240" calcext:value-type="float">
            <text:p>124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10]/[.J4]" office:value-type="float" office:value="1.29836968502564" calcext:value-type="float">
            <text:p>1.30</text:p>
          </table:table-cell>
          <table:table-cell table:formula="of:=[.K10]/[.K4]" office:value-type="float" office:value="1.55922204954013" calcext:value-type="float">
            <text:p>1.56</text:p>
          </table:table-cell>
          <table:table-cell table:formula="of:=[.L10]/[.L4]" office:value-type="float" office:value="1" calcext:value-type="float">
            <text:p>1.00</text:p>
          </table:table-cell>
          <table:table-cell table:formula="of:=[.M10]/[.M4]" office:value-type="float" office:value="1.15384615384615" calcext:value-type="float">
            <text:p>1.15</text:p>
          </table:table-cell>
          <table:table-cell table:formula="of:=[.N10]/[.N4]" office:value-type="float" office:value="256.841902313625" calcext:value-type="float">
            <text:p>256.84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10];[.AH10])" office:value-type="float" office:value="117.343612" calcext:value-type="float">
            <text:p>117.3</text:p>
          </table:table-cell>
          <table:table-cell table:style-name="ce11" table:formula="of:=AVERAGE([.W10];[.AI10])" office:value-type="float" office:value="66.258009" calcext:value-type="float">
            <text:p>66.3</text:p>
          </table:table-cell>
          <table:table-cell table:style-name="ce11" table:formula="of:=AVERAGE([.X10];[.AJ10])" office:value-type="float" office:value="19.75" calcext:value-type="float">
            <text:p>19.8</text:p>
          </table:table-cell>
          <table:table-cell table:style-name="ce11" table:formula="of:=AVERAGE([.Y10];[.AK10])" office:value-type="float" office:value="7.5" calcext:value-type="float">
            <text:p>7.5</text:p>
          </table:table-cell>
          <table:table-cell table:formula="of:=AVERAGE([.Z10];[.AG10])" office:value-type="float" office:value="2.997345" calcext:value-type="float">
            <text:p>3.00</text:p>
          </table:table-cell>
          <table:table-cell table:formula="of:=AVERAGE([.AA10];[.AM10])" office:value-type="float" office:value="1960" calcext:value-type="float">
            <text:p>1960</text:p>
          </table:table-cell>
          <table:table-cell table:formula="of:=AVERAGE([.AB10];[.AN10])" office:value-type="float" office:value="517" calcext:value-type="float">
            <text:p>517</text:p>
          </table:table-cell>
          <table:table-cell table:formula="of:=AVERAGE([.AC10];[.AO10])" office:value-type="float" office:value="1260" calcext:value-type="float">
            <text:p>1260</text:p>
          </table:table-cell>
          <table:table-cell table:formula="of:=AVERAGE([.AD10];[.AP10])"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2.997345" calcext:value-type="float">
            <text:p>2.997345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59.687224" calcext:value-type="float">
            <text:p>159.687224</text:p>
          </table:table-cell>
          <table:table-cell office:value-type="float" office:value="96.516018" calcext:value-type="float">
            <text:p>96.5160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6861" calcext:value-type="float">
            <text:p>1.6861</text:p>
          </table:table-cell>
          <table:table-cell office:value-type="float" office:value="1960" calcext:value-type="float">
            <text:p>1960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11]/[.J4]" office:value-type="float" office:value="1.17931659515167" calcext:value-type="float">
            <text:p>1.18</text:p>
          </table:table-cell>
          <table:table-cell table:formula="of:=[.K11]/[.K4]" office:value-type="float" office:value="1.25405634650918" calcext:value-type="float">
            <text:p>1.25</text:p>
          </table:table-cell>
          <table:table-cell table:formula="of:=[.L11]/[.L4]" office:value-type="float" office:value="1" calcext:value-type="float">
            <text:p>1.00</text:p>
          </table:table-cell>
          <table:table-cell table:formula="of:=[.M11]/[.M4]" office:value-type="float" office:value="1.15384615384615" calcext:value-type="float">
            <text:p>1.15</text:p>
          </table:table-cell>
          <table:table-cell table:formula="of:=[.N11]/[.N4]" office:value-type="float" office:value="208.570694087404" calcext:value-type="float">
            <text:p>208.57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11];[.AH11])" office:value-type="float" office:value="106.5838725" calcext:value-type="float">
            <text:p>106.6</text:p>
          </table:table-cell>
          <table:table-cell table:style-name="ce11" table:formula="of:=AVERAGE([.W11];[.AI11])" office:value-type="float" office:value="53.290214" calcext:value-type="float">
            <text:p>53.3</text:p>
          </table:table-cell>
          <table:table-cell table:style-name="ce11" table:formula="of:=AVERAGE([.X11];[.AJ11])" office:value-type="float" office:value="19.75" calcext:value-type="float">
            <text:p>19.8</text:p>
          </table:table-cell>
          <table:table-cell table:style-name="ce11" table:formula="of:=AVERAGE([.Y11];[.AK11])" office:value-type="float" office:value="7.5" calcext:value-type="float">
            <text:p>7.5</text:p>
          </table:table-cell>
          <table:table-cell table:formula="of:=AVERAGE([.Z11];[.AG11])" office:value-type="float" office:value="2.43402" calcext:value-type="float">
            <text:p>2.43</text:p>
          </table:table-cell>
          <table:table-cell table:formula="of:=AVERAGE([.AA11];[.AM11])" office:value-type="float" office:value="1961" calcext:value-type="float">
            <text:p>1961</text:p>
          </table:table-cell>
          <table:table-cell table:formula="of:=AVERAGE([.AB11];[.AN11])" office:value-type="float" office:value="517" calcext:value-type="float">
            <text:p>517</text:p>
          </table:table-cell>
          <table:table-cell table:formula="of:=AVERAGE([.AC11];[.AO11])" office:value-type="float" office:value="1260" calcext:value-type="float">
            <text:p>1260</text:p>
          </table:table-cell>
          <table:table-cell table:formula="of:=AVERAGE([.AD11];[.AP11])"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2.43402" calcext:value-type="float">
            <text:p>2.43402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38.167745" calcext:value-type="float">
            <text:p>138.167745</text:p>
          </table:table-cell>
          <table:table-cell office:value-type="float" office:value="70.580428" calcext:value-type="float">
            <text:p>70.5804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.051565" calcext:value-type="float">
            <text:p>2.051565</text:p>
          </table:table-cell>
          <table:table-cell office:value-type="float" office:value="1961" calcext:value-type="float">
            <text:p>1961</text:p>
          </table:table-cell>
          <table:table-cell office:value-type="float" office:value="517" calcext:value-type="float">
            <text:p>517</text:p>
          </table:table-cell>
          <table:table-cell office:value-type="float" office:value="1260" calcext:value-type="float">
            <text:p>1260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12]/[.J4]" office:value-type="float" office:value="1.3561458222554" calcext:value-type="float">
            <text:p>1.36</text:p>
          </table:table-cell>
          <table:table-cell table:formula="of:=[.K12]/[.K4]" office:value-type="float" office:value="1.65199849043191" calcext:value-type="float">
            <text:p>1.65</text:p>
          </table:table-cell>
          <table:table-cell table:formula="of:=[.L12]/[.L4]" office:value-type="float" office:value="1" calcext:value-type="float">
            <text:p>1.00</text:p>
          </table:table-cell>
          <table:table-cell table:formula="of:=[.M12]/[.M4]" office:value-type="float" office:value="1.15384615384615" calcext:value-type="float">
            <text:p>1.15</text:p>
          </table:table-cell>
          <table:table-cell table:formula="of:=[.N12]/[.N4]" office:value-type="float" office:value="3.62853470437018" calcext:value-type="float">
            <text:p>3.63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12];[.AH12])" office:value-type="float" office:value="122.565284" calcext:value-type="float">
            <text:p>122.6</text:p>
          </table:table-cell>
          <table:table-cell table:style-name="ce11" table:formula="of:=AVERAGE([.W12];[.AI12])" office:value-type="float" office:value="70.2004765" calcext:value-type="float">
            <text:p>70.2</text:p>
          </table:table-cell>
          <table:table-cell table:style-name="ce11" table:formula="of:=AVERAGE([.X12];[.AJ12])" office:value-type="float" office:value="19.75" calcext:value-type="float">
            <text:p>19.8</text:p>
          </table:table-cell>
          <table:table-cell table:style-name="ce11" table:formula="of:=AVERAGE([.Y12];[.AK12])" office:value-type="float" office:value="7.5" calcext:value-type="float">
            <text:p>7.5</text:p>
          </table:table-cell>
          <table:table-cell table:formula="of:=AVERAGE([.Z12];[.AG12])" office:value-type="float" office:value="0.042345" calcext:value-type="float">
            <text:p>0.04</text:p>
          </table:table-cell>
          <table:table-cell table:formula="of:=AVERAGE([.AA12];[.AM12])" office:value-type="float" office:value="1719" calcext:value-type="float">
            <text:p>1719</text:p>
          </table:table-cell>
          <table:table-cell table:formula="of:=AVERAGE([.AB12];[.AN12])" office:value-type="float" office:value="1265" calcext:value-type="float">
            <text:p>1265</text:p>
          </table:table-cell>
          <table:table-cell table:formula="of:=AVERAGE([.AC12];[.AO12])" office:value-type="float" office:value="150" calcext:value-type="float">
            <text:p>150</text:p>
          </table:table-cell>
          <table:table-cell table:formula="of:=AVERAGE([.AD12];[.AP12])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.042345" calcext:value-type="float">
            <text:p>0.042345</text:p>
          </table:table-cell>
          <table:table-cell office:value-type="float" office:value="1719" calcext:value-type="float">
            <text:p>1719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170.130568" calcext:value-type="float">
            <text:p>170.130568</text:p>
          </table:table-cell>
          <table:table-cell office:value-type="float" office:value="104.400953" calcext:value-type="float">
            <text:p>104.40095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02669" calcext:value-type="float">
            <text:p>0.02669</text:p>
          </table:table-cell>
          <table:table-cell office:value-type="float" office:value="1719" calcext:value-type="float">
            <text:p>1719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ggee</text:p>
          </table:table-cell>
          <table:table-cell table:number-columns-repeated="6"/>
          <table:table-cell office:value-type="string" calcext:value-type="string">
            <text:p>ggee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ggee0</text:p>
          </table:table-cell>
          <table:table-cell table:number-columns-repeated="11"/>
          <table:table-cell office:value-type="string" calcext:value-type="string">
            <text:p>gg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16]/[.J16]" office:value-type="float" office:value="1" calcext:value-type="float">
            <text:p>1.00</text:p>
          </table:table-cell>
          <table:table-cell table:formula="of:=[.K16]/[.K16]" office:value-type="float" office:value="1" calcext:value-type="float">
            <text:p>1.00</text:p>
          </table:table-cell>
          <table:table-cell table:formula="of:=[.L16]/[.L16]" office:value-type="float" office:value="1" calcext:value-type="float">
            <text:p>1.00</text:p>
          </table:table-cell>
          <table:table-cell table:formula="of:=[.M16]/[.M16]" office:value-type="float" office:value="1" calcext:value-type="float">
            <text:p>1.00</text:p>
          </table:table-cell>
          <table:table-cell table:formula="of:=[.N16]/[.N16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16];[.AH16])" office:value-type="float" office:value="13.7146775" calcext:value-type="float">
            <text:p>13.7</text:p>
          </table:table-cell>
          <table:table-cell table:style-name="ce11" table:formula="of:=AVERAGE([.W16];[.AI16])" office:value-type="float" office:value="6.0694345" calcext:value-type="float">
            <text:p>6.1</text:p>
          </table:table-cell>
          <table:table-cell table:style-name="ce11" table:formula="of:=AVERAGE([.X16];[.AJ16])" office:value-type="float" office:value="5" calcext:value-type="float">
            <text:p>5.0</text:p>
          </table:table-cell>
          <table:table-cell table:style-name="ce11" table:formula="of:=AVERAGE([.Y16];[.AK16])" office:value-type="float" office:value="3" calcext:value-type="float">
            <text:p>3.0</text:p>
          </table:table-cell>
          <table:table-cell table:formula="of:=AVERAGE([.Z16];[.AG16])" office:value-type="float" office:value="0.01251" calcext:value-type="float">
            <text:p>0.01</text:p>
          </table:table-cell>
          <table:table-cell table:formula="of:=AVERAGE([.AA16];[.AM16])" office:value-type="float" office:value="623" calcext:value-type="float">
            <text:p>623</text:p>
          </table:table-cell>
          <table:table-cell table:formula="of:=AVERAGE([.AB16];[.AN16])" office:value-type="float" office:value="413" calcext:value-type="float">
            <text:p>413</text:p>
          </table:table-cell>
          <table:table-cell table:formula="of:=AVERAGE([.AC16];[.AO16])" office:value-type="float" office:value="28" calcext:value-type="float">
            <text:p>28</text:p>
          </table:table-cell>
          <table:table-cell table:formula="of:=AVERAGE([.AD16];[.AP16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468205" calcext:value-type="float">
            <text:p>13.468205</text:p>
          </table:table-cell>
          <table:table-cell office:value-type="float" office:value="5.882024" calcext:value-type="float">
            <text:p>5.8820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96115" calcext:value-type="float">
            <text:p>13.96115</text:p>
          </table:table-cell>
          <table:table-cell office:value-type="float" office:value="6.256845" calcext:value-type="float">
            <text:p>6.2568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17]/[.J16]" office:value-type="float" office:value="0.145197617661808" calcext:value-type="float">
            <text:p>0.15</text:p>
          </table:table-cell>
          <table:table-cell table:formula="of:=[.K17]/[.K16]" office:value-type="float" office:value="0.208437375837897" calcext:value-type="float">
            <text:p>0.21</text:p>
          </table:table-cell>
          <table:table-cell table:formula="of:=[.L17]/[.L16]" office:value-type="float" office:value="0.0898375" calcext:value-type="float">
            <text:p>0.09</text:p>
          </table:table-cell>
          <table:table-cell table:formula="of:=[.M17]/[.M16]" office:value-type="float" office:value="1.66666666666667" calcext:value-type="float">
            <text:p>1.67</text:p>
          </table:table-cell>
          <table:table-cell table:formula="of:=[.N17]/[.N16]" office:value-type="float" office:value="1380.75555555556" calcext:value-type="float">
            <text:p>1380.7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17];[.AH17])" office:value-type="float" office:value="1.9913385" calcext:value-type="float">
            <text:p>2.0</text:p>
          </table:table-cell>
          <table:table-cell table:style-name="ce11" table:formula="of:=AVERAGE([.W17];[.AI17])" office:value-type="float" office:value="1.265097" calcext:value-type="float">
            <text:p>1.3</text:p>
          </table:table-cell>
          <table:table-cell table:style-name="ce11" table:formula="of:=AVERAGE([.X17];[.AJ17])" office:value-type="float" office:value="0.4491875" calcext:value-type="float">
            <text:p>0.4</text:p>
          </table:table-cell>
          <table:table-cell table:style-name="ce11" table:formula="of:=AVERAGE([.Y17];[.AK17])" office:value-type="float" office:value="5" calcext:value-type="float">
            <text:p>5.0</text:p>
          </table:table-cell>
          <table:table-cell table:formula="of:=AVERAGE([.Z17];[.AG17])" office:value-type="float" office:value="17.273252" calcext:value-type="float">
            <text:p>17.27</text:p>
          </table:table-cell>
          <table:table-cell table:formula="of:=AVERAGE([.AA17];[.AM17])" office:value-type="float" office:value="3291" calcext:value-type="float">
            <text:p>3291</text:p>
          </table:table-cell>
          <table:table-cell table:formula="of:=AVERAGE([.AB17];[.AN17])" office:value-type="float" office:value="617" calcext:value-type="float">
            <text:p>617</text:p>
          </table:table-cell>
          <table:table-cell table:formula="of:=AVERAGE([.AC17];[.AO17])" office:value-type="float" office:value="2492" calcext:value-type="float">
            <text:p>2492</text:p>
          </table:table-cell>
          <table:table-cell table:formula="of:=AVERAGE([.AD17];[.AP17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3.055774" calcext:value-type="float">
            <text:p>3.055774</text:p>
          </table:table-cell>
          <table:table-cell office:value-type="float" office:value="2.019292" calcext:value-type="float">
            <text:p>2.019292</text:p>
          </table:table-cell>
          <table:table-cell office:value-type="float" office:value="0.656528" calcext:value-type="float">
            <text:p>0.656528</text:p>
          </table:table-cell>
          <table:table-cell office:value-type="float" office:value="5" calcext:value-type="float">
            <text:p>5</text:p>
          </table:table-cell>
          <table:table-cell office:value-type="float" office:value="17.273252" calcext:value-type="float">
            <text:p>17.273252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926903" calcext:value-type="float">
            <text:p>0.926903</text:p>
          </table:table-cell>
          <table:table-cell office:value-type="float" office:value="0.510902" calcext:value-type="float">
            <text:p>0.510902</text:p>
          </table:table-cell>
          <table:table-cell office:value-type="float" office:value="0.241847" calcext:value-type="float">
            <text:p>0.241847</text:p>
          </table:table-cell>
          <table:table-cell office:value-type="float" office:value="5" calcext:value-type="float">
            <text:p>5</text:p>
          </table:table-cell>
          <table:table-cell office:value-type="float" office:value="12.508301" calcext:value-type="float">
            <text:p>12.508301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18]/[.J16]" office:value-type="float" office:value="0.96741844640532" calcext:value-type="float">
            <text:p>0.97</text:p>
          </table:table-cell>
          <table:table-cell table:formula="of:=[.K18]/[.K16]" office:value-type="float" office:value="1.44768445890634" calcext:value-type="float">
            <text:p>1.45</text:p>
          </table:table-cell>
          <table:table-cell table:formula="of:=[.L18]/[.L16]" office:value-type="float" office:value="0.6242024" calcext:value-type="float">
            <text:p>0.62</text:p>
          </table:table-cell>
          <table:table-cell table:formula="of:=[.M18]/[.M16]" office:value-type="float" office:value="1.5" calcext:value-type="float">
            <text:p>1.50</text:p>
          </table:table-cell>
          <table:table-cell table:formula="of:=[.N18]/[.N16]" office:value-type="float" office:value="9737.44604316547" calcext:value-type="float">
            <text:p>9737.45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18];[.AH18])" office:value-type="float" office:value="13.267832" calcext:value-type="float">
            <text:p>13.3</text:p>
          </table:table-cell>
          <table:table-cell table:style-name="ce11" table:formula="of:=AVERAGE([.W18];[.AI18])" office:value-type="float" office:value="8.786626" calcext:value-type="float">
            <text:p>8.8</text:p>
          </table:table-cell>
          <table:table-cell table:style-name="ce11" table:formula="of:=AVERAGE([.X18];[.AJ18])" office:value-type="float" office:value="3.121012" calcext:value-type="float">
            <text:p>3.1</text:p>
          </table:table-cell>
          <table:table-cell table:style-name="ce11" table:formula="of:=AVERAGE([.Y18];[.AK18])" office:value-type="float" office:value="4.5" calcext:value-type="float">
            <text:p>4.5</text:p>
          </table:table-cell>
          <table:table-cell table:formula="of:=AVERAGE([.Z18];[.AG18])" office:value-type="float" office:value="121.81545" calcext:value-type="float">
            <text:p>121.82</text:p>
          </table:table-cell>
          <table:table-cell table:formula="of:=AVERAGE([.AA18];[.AM18])" office:value-type="float" office:value="3495" calcext:value-type="float">
            <text:p>3495</text:p>
          </table:table-cell>
          <table:table-cell table:formula="of:=AVERAGE([.AB18];[.AN18])" office:value-type="float" office:value="1025" calcext:value-type="float">
            <text:p>1025</text:p>
          </table:table-cell>
          <table:table-cell table:formula="of:=AVERAGE([.AC18];[.AO18])" office:value-type="float" office:value="2492" calcext:value-type="float">
            <text:p>2492</text:p>
          </table:table-cell>
          <table:table-cell table:formula="of:=AVERAGE([.AD18];[.AP18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1.931731" calcext:value-type="float">
            <text:p>11.931731</text:p>
          </table:table-cell>
          <table:table-cell office:value-type="float" office:value="8.284857" calcext:value-type="float">
            <text:p>8.284857</text:p>
          </table:table-cell>
          <table:table-cell office:value-type="float" office:value="3.056737" calcext:value-type="float">
            <text:p>3.056737</text:p>
          </table:table-cell>
          <table:table-cell office:value-type="float" office:value="4" calcext:value-type="float">
            <text:p>4</text:p>
          </table:table-cell>
          <table:table-cell office:value-type="float" office:value="121.81545" calcext:value-type="float">
            <text:p>121.8154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4.603933" calcext:value-type="float">
            <text:p>14.603933</text:p>
          </table:table-cell>
          <table:table-cell office:value-type="float" office:value="9.288395" calcext:value-type="float">
            <text:p>9.288395</text:p>
          </table:table-cell>
          <table:table-cell office:value-type="float" office:value="3.185287" calcext:value-type="float">
            <text:p>3.185287</text:p>
          </table:table-cell>
          <table:table-cell office:value-type="float" office:value="5" calcext:value-type="float">
            <text:p>5</text:p>
          </table:table-cell>
          <table:table-cell office:value-type="float" office:value="94.036163" calcext:value-type="float">
            <text:p>94.036163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19]/[.J16]" office:value-type="float" office:value="0.670706912357217" calcext:value-type="float">
            <text:p>0.67</text:p>
          </table:table-cell>
          <table:table-cell table:formula="of:=[.K19]/[.K16]" office:value-type="float" office:value="1.12929268781136" calcext:value-type="float">
            <text:p>1.13</text:p>
          </table:table-cell>
          <table:table-cell table:formula="of:=[.L19]/[.L16]" office:value-type="float" office:value="0.4688722" calcext:value-type="float">
            <text:p>0.47</text:p>
          </table:table-cell>
          <table:table-cell table:formula="of:=[.M19]/[.M16]" office:value-type="float" office:value="1.5" calcext:value-type="float">
            <text:p>1.50</text:p>
          </table:table-cell>
          <table:table-cell table:formula="of:=[.N19]/[.N16]" office:value-type="float" office:value="1438.66139088729" calcext:value-type="float">
            <text:p>1438.66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19];[.AH19])" office:value-type="float" office:value="9.198529" calcext:value-type="float">
            <text:p>9.2</text:p>
          </table:table-cell>
          <table:table-cell table:style-name="ce11" table:formula="of:=AVERAGE([.W19];[.AI19])" office:value-type="float" office:value="6.854168" calcext:value-type="float">
            <text:p>6.9</text:p>
          </table:table-cell>
          <table:table-cell table:style-name="ce11" table:formula="of:=AVERAGE([.X19];[.AJ19])" office:value-type="float" office:value="2.344361" calcext:value-type="float">
            <text:p>2.3</text:p>
          </table:table-cell>
          <table:table-cell table:style-name="ce11" table:formula="of:=AVERAGE([.Y19];[.AK19])" office:value-type="float" office:value="4.5" calcext:value-type="float">
            <text:p>4.5</text:p>
          </table:table-cell>
          <table:table-cell table:formula="of:=AVERAGE([.Z19];[.AG19])" office:value-type="float" office:value="17.997654" calcext:value-type="float">
            <text:p>18.00</text:p>
          </table:table-cell>
          <table:table-cell table:formula="of:=AVERAGE([.AA19];[.AM19])" office:value-type="float" office:value="3699" calcext:value-type="float">
            <text:p>3699</text:p>
          </table:table-cell>
          <table:table-cell table:formula="of:=AVERAGE([.AB19];[.AN19])" office:value-type="float" office:value="1025" calcext:value-type="float">
            <text:p>1025</text:p>
          </table:table-cell>
          <table:table-cell table:formula="of:=AVERAGE([.AC19];[.AO19])" office:value-type="float" office:value="2492" calcext:value-type="float">
            <text:p>2492</text:p>
          </table:table-cell>
          <table:table-cell table:formula="of:=AVERAGE([.AD19];[.AP19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8.754787" calcext:value-type="float">
            <text:p>8.754787</text:p>
          </table:table-cell>
          <table:table-cell office:value-type="float" office:value="6.566165" calcext:value-type="float">
            <text:p>6.566165</text:p>
          </table:table-cell>
          <table:table-cell office:value-type="float" office:value="2.188722" calcext:value-type="float">
            <text:p>2.188722</text:p>
          </table:table-cell>
          <table:table-cell office:value-type="float" office:value="4" calcext:value-type="float">
            <text:p>4</text:p>
          </table:table-cell>
          <table:table-cell office:value-type="float" office:value="17.997654" calcext:value-type="float">
            <text:p>17.99765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9.642271" calcext:value-type="float">
            <text:p>9.642271</text:p>
          </table:table-cell>
          <table:table-cell office:value-type="float" office:value="7.142171" calcext:value-type="float">
            <text:p>7.14217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4.380694" calcext:value-type="float">
            <text:p>4.38069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20]/[.J16]" office:value-type="float" office:value="0.343050939404153" calcext:value-type="float">
            <text:p>0.34</text:p>
          </table:table-cell>
          <table:table-cell table:formula="of:=[.K20]/[.K16]" office:value-type="float" office:value="0.27232743017492" calcext:value-type="float">
            <text:p>0.27</text:p>
          </table:table-cell>
          <table:table-cell table:formula="of:=[.L20]/[.L16]" office:value-type="float" office:value="0.494833" calcext:value-type="float">
            <text:p>0.49</text:p>
          </table:table-cell>
          <table:table-cell table:formula="of:=[.M20]/[.M16]" office:value-type="float" office:value="0.5" calcext:value-type="float">
            <text:p>0.50</text:p>
          </table:table-cell>
          <table:table-cell table:formula="of:=[.N20]/[.N16]" office:value-type="float" office:value="0.715107913669065" calcext:value-type="float">
            <text:p>0.72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20];[.AH20])" office:value-type="float" office:value="4.704833" calcext:value-type="float">
            <text:p>4.7</text:p>
          </table:table-cell>
          <table:table-cell table:style-name="ce11" table:formula="of:=AVERAGE([.W20];[.AI20])" office:value-type="float" office:value="1.6528735" calcext:value-type="float">
            <text:p>1.7</text:p>
          </table:table-cell>
          <table:table-cell table:style-name="ce11" table:formula="of:=AVERAGE([.X20];[.AJ20])" office:value-type="float" office:value="2.474165" calcext:value-type="float">
            <text:p>2.5</text:p>
          </table:table-cell>
          <table:table-cell table:style-name="ce11" table:formula="of:=AVERAGE([.Y20];[.AK20])" office:value-type="float" office:value="1.5" calcext:value-type="float">
            <text:p>1.5</text:p>
          </table:table-cell>
          <table:table-cell table:formula="of:=AVERAGE([.Z20];[.AG20])" office:value-type="float" office:value="0.008946" calcext:value-type="float">
            <text:p>0.01</text:p>
          </table:table-cell>
          <table:table-cell table:formula="of:=AVERAGE([.AA20];[.AM20])" office:value-type="float" office:value="611" calcext:value-type="float">
            <text:p>611</text:p>
          </table:table-cell>
          <table:table-cell table:formula="of:=AVERAGE([.AB20];[.AN20])" office:value-type="float" office:value="413" calcext:value-type="float">
            <text:p>413</text:p>
          </table:table-cell>
          <table:table-cell table:formula="of:=AVERAGE([.AC20];[.AO20])" office:value-type="float" office:value="16" calcext:value-type="float">
            <text:p>16</text:p>
          </table:table-cell>
          <table:table-cell table:formula="of:=AVERAGE([.AD20];[.AP20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6.833358" calcext:value-type="float">
            <text:p>6.833358</text:p>
          </table:table-cell>
          <table:table-cell office:value-type="float" office:value="2.677769" calcext:value-type="float">
            <text:p>2.6777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8946" calcext:value-type="float">
            <text:p>0.008946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2.576308" calcext:value-type="float">
            <text:p>2.576308</text:p>
          </table:table-cell>
          <table:table-cell office:value-type="float" office:value="0.627978" calcext:value-type="float">
            <text:p>0.627978</text:p>
          </table:table-cell>
          <table:table-cell office:value-type="float" office:value="1.94833" calcext:value-type="float">
            <text:p>1.94833</text:p>
          </table:table-cell>
          <table:table-cell office:value-type="float" office:value="1" calcext:value-type="float">
            <text:p>1</text:p>
          </table:table-cell>
          <table:table-cell office:value-type="float" office:value="0.011375" calcext:value-type="float">
            <text:p>0.011375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21]/[.J16]" office:value-type="float" office:value="0.0000364572918320536" calcext:value-type="float">
            <text:p>0.00</text:p>
          </table:table-cell>
          <table:table-cell table:formula="of:=[.K21]/[.K16]" office:value-type="float" office:value="0.0000659039981401892" calcext:value-type="float">
            <text:p>0.00</text:p>
          </table:table-cell>
          <table:table-cell table:formula="of:=[.L21]/[.L16]" office:value-type="float" office:value="0.00002" calcext:value-type="float">
            <text:p>0.00</text:p>
          </table:table-cell>
          <table:table-cell table:formula="of:=[.M21]/[.M16]" office:value-type="float" office:value="1.33333333333333" calcext:value-type="float">
            <text:p>1.33</text:p>
          </table:table-cell>
          <table:table-cell table:formula="of:=[.N21]/[.N16]" office:value-type="float" office:value="5305.96914468425" calcext:value-type="float">
            <text:p>5305.97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21];[.AH21])" office:value-type="float" office:value="0.0005" calcext:value-type="float">
            <text:p>0.0</text:p>
          </table:table-cell>
          <table:table-cell table:style-name="ce11" table:formula="of:=AVERAGE([.W21];[.AI21])" office:value-type="float" office:value="0.0004" calcext:value-type="float">
            <text:p>0.0</text:p>
          </table:table-cell>
          <table:table-cell table:style-name="ce11" table:formula="of:=AVERAGE([.X21];[.AJ21])" office:value-type="float" office:value="0.0001" calcext:value-type="float">
            <text:p>0.0</text:p>
          </table:table-cell>
          <table:table-cell table:style-name="ce11" table:formula="of:=AVERAGE([.Y21];[.AK21])" office:value-type="float" office:value="4" calcext:value-type="float">
            <text:p>4.0</text:p>
          </table:table-cell>
          <table:table-cell table:formula="of:=AVERAGE([.Z21];[.AG21])" office:value-type="float" office:value="66.377674" calcext:value-type="float">
            <text:p>66.38</text:p>
          </table:table-cell>
          <table:table-cell table:formula="of:=AVERAGE([.AA21];[.AM21])" office:value-type="float" office:value="3483" calcext:value-type="float">
            <text:p>3483</text:p>
          </table:table-cell>
          <table:table-cell table:formula="of:=AVERAGE([.AB21];[.AN21])" office:value-type="float" office:value="1025" calcext:value-type="float">
            <text:p>1025</text:p>
          </table:table-cell>
          <table:table-cell table:formula="of:=AVERAGE([.AC21];[.AO21])" office:value-type="float" office:value="2480" calcext:value-type="float">
            <text:p>2480</text:p>
          </table:table-cell>
          <table:table-cell table:formula="of:=AVERAGE([.AD21];[.AP21])"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" calcext:value-type="float">
            <text:p>3</text:p>
          </table:table-cell>
          <table:table-cell office:value-type="float" office:value="66.377674" calcext:value-type="float">
            <text:p>66.377674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10.493897" calcext:value-type="float">
            <text:p>110.493897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22]/[.J16]" office:value-type="float" office:value="1.33890928168016" calcext:value-type="float">
            <text:p>1.34</text:p>
          </table:table-cell>
          <table:table-cell table:formula="of:=[.K22]/[.K16]" office:value-type="float" office:value="1.47325628112471" calcext:value-type="float">
            <text:p>1.47</text:p>
          </table:table-cell>
          <table:table-cell table:formula="of:=[.L22]/[.L16]" office:value-type="float" office:value="1" calcext:value-type="float">
            <text:p>1.00</text:p>
          </table:table-cell>
          <table:table-cell table:formula="of:=[.M22]/[.M16]" office:value-type="float" office:value="1.66666666666667" calcext:value-type="float">
            <text:p>1.67</text:p>
          </table:table-cell>
          <table:table-cell table:formula="of:=[.N22]/[.N16]" office:value-type="float" office:value="608.13517186251" calcext:value-type="float">
            <text:p>608.14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22];[.AH22])" office:value-type="float" office:value="18.362709" calcext:value-type="float">
            <text:p>18.4</text:p>
          </table:table-cell>
          <table:table-cell table:style-name="ce11" table:formula="of:=AVERAGE([.W22];[.AI22])" office:value-type="float" office:value="8.9418325" calcext:value-type="float">
            <text:p>8.9</text:p>
          </table:table-cell>
          <table:table-cell table:style-name="ce11" table:formula="of:=AVERAGE([.X22];[.AJ22])" office:value-type="float" office:value="5" calcext:value-type="float">
            <text:p>5.0</text:p>
          </table:table-cell>
          <table:table-cell table:style-name="ce11" table:formula="of:=AVERAGE([.Y22];[.AK22])" office:value-type="float" office:value="5" calcext:value-type="float">
            <text:p>5.0</text:p>
          </table:table-cell>
          <table:table-cell table:formula="of:=AVERAGE([.Z22];[.AG22])" office:value-type="float" office:value="7.607771" calcext:value-type="float">
            <text:p>7.61</text:p>
          </table:table-cell>
          <table:table-cell table:formula="of:=AVERAGE([.AA22];[.AM22])" office:value-type="float" office:value="3558" calcext:value-type="float">
            <text:p>3558</text:p>
          </table:table-cell>
          <table:table-cell table:formula="of:=AVERAGE([.AB22];[.AN22])" office:value-type="float" office:value="827" calcext:value-type="float">
            <text:p>827</text:p>
          </table:table-cell>
          <table:table-cell table:formula="of:=AVERAGE([.AC22];[.AO22])" office:value-type="float" office:value="2520" calcext:value-type="float">
            <text:p>2520</text:p>
          </table:table-cell>
          <table:table-cell table:formula="of:=AVERAGE([.AD22];[.AP22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8.433098" calcext:value-type="float">
            <text:p>18.433098</text:p>
          </table:table-cell>
          <table:table-cell office:value-type="float" office:value="9.037927" calcext:value-type="float">
            <text:p>9.0379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607771" calcext:value-type="float">
            <text:p>7.60777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8.29232" calcext:value-type="float">
            <text:p>18.29232</text:p>
          </table:table-cell>
          <table:table-cell office:value-type="float" office:value="8.845738" calcext:value-type="float">
            <text:p>8.8457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067599" calcext:value-type="float">
            <text:p>11.067599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23]/[.J16]" office:value-type="float" office:value="1.34616431921203" calcext:value-type="float">
            <text:p>1.35</text:p>
          </table:table-cell>
          <table:table-cell table:formula="of:=[.K23]/[.K16]" office:value-type="float" office:value="1.49242709514371" calcext:value-type="float">
            <text:p>1.49</text:p>
          </table:table-cell>
          <table:table-cell table:formula="of:=[.L23]/[.L16]" office:value-type="float" office:value="1" calcext:value-type="float">
            <text:p>1.00</text:p>
          </table:table-cell>
          <table:table-cell table:formula="of:=[.M23]/[.M16]" office:value-type="float" office:value="1.66666666666667" calcext:value-type="float">
            <text:p>1.67</text:p>
          </table:table-cell>
          <table:table-cell table:formula="of:=[.N23]/[.N16]" office:value-type="float" office:value="761.799360511591" calcext:value-type="float">
            <text:p>761.80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23];[.AH23])" office:value-type="float" office:value="18.4622095" calcext:value-type="float">
            <text:p>18.5</text:p>
          </table:table-cell>
          <table:table-cell table:style-name="ce11" table:formula="of:=AVERAGE([.W23];[.AI23])" office:value-type="float" office:value="9.0581885" calcext:value-type="float">
            <text:p>9.1</text:p>
          </table:table-cell>
          <table:table-cell table:style-name="ce11" table:formula="of:=AVERAGE([.X23];[.AJ23])" office:value-type="float" office:value="5" calcext:value-type="float">
            <text:p>5.0</text:p>
          </table:table-cell>
          <table:table-cell table:style-name="ce11" table:formula="of:=AVERAGE([.Y23];[.AK23])" office:value-type="float" office:value="5" calcext:value-type="float">
            <text:p>5.0</text:p>
          </table:table-cell>
          <table:table-cell table:formula="of:=AVERAGE([.Z23];[.AG23])" office:value-type="float" office:value="9.53011" calcext:value-type="float">
            <text:p>9.53</text:p>
          </table:table-cell>
          <table:table-cell table:formula="of:=AVERAGE([.AA23];[.AM23])" office:value-type="float" office:value="3559" calcext:value-type="float">
            <text:p>3559</text:p>
          </table:table-cell>
          <table:table-cell table:formula="of:=AVERAGE([.AB23];[.AN23])" office:value-type="float" office:value="827" calcext:value-type="float">
            <text:p>827</text:p>
          </table:table-cell>
          <table:table-cell table:formula="of:=AVERAGE([.AC23];[.AO23])" office:value-type="float" office:value="2520" calcext:value-type="float">
            <text:p>2520</text:p>
          </table:table-cell>
          <table:table-cell table:formula="of:=AVERAGE([.AD23];[.AP23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8.430025" calcext:value-type="float">
            <text:p>18.430025</text:p>
          </table:table-cell>
          <table:table-cell office:value-type="float" office:value="9.035788" calcext:value-type="float">
            <text:p>9.035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53011" calcext:value-type="float">
            <text:p>9.53011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8.494394" calcext:value-type="float">
            <text:p>18.494394</text:p>
          </table:table-cell>
          <table:table-cell office:value-type="float" office:value="9.080589" calcext:value-type="float">
            <text:p>9.0805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.337924" calcext:value-type="float">
            <text:p>8.337924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24]/[.J16]" office:value-type="float" office:value="1.77425484485508" calcext:value-type="float">
            <text:p>1.77</text:p>
          </table:table-cell>
          <table:table-cell table:formula="of:=[.K24]/[.K16]" office:value-type="float" office:value="2.3340999890517" calcext:value-type="float">
            <text:p>2.33</text:p>
          </table:table-cell>
          <table:table-cell table:formula="of:=[.L24]/[.L16]" office:value-type="float" office:value="1" calcext:value-type="float">
            <text:p>1.00</text:p>
          </table:table-cell>
          <table:table-cell table:formula="of:=[.M24]/[.M16]" office:value-type="float" office:value="1.66666666666667" calcext:value-type="float">
            <text:p>1.67</text:p>
          </table:table-cell>
          <table:table-cell table:formula="of:=[.N24]/[.N16]" office:value-type="float" office:value="5.73900879296563" calcext:value-type="float">
            <text:p>5.74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24];[.AH24])" office:value-type="float" office:value="24.333333" calcext:value-type="float">
            <text:p>24.3</text:p>
          </table:table-cell>
          <table:table-cell table:style-name="ce11" table:formula="of:=AVERAGE([.W24];[.AI24])" office:value-type="float" office:value="14.166667" calcext:value-type="float">
            <text:p>14.2</text:p>
          </table:table-cell>
          <table:table-cell table:style-name="ce11" table:formula="of:=AVERAGE([.X24];[.AJ24])" office:value-type="float" office:value="5" calcext:value-type="float">
            <text:p>5.0</text:p>
          </table:table-cell>
          <table:table-cell table:style-name="ce11" table:formula="of:=AVERAGE([.Y24];[.AK24])" office:value-type="float" office:value="5" calcext:value-type="float">
            <text:p>5.0</text:p>
          </table:table-cell>
          <table:table-cell table:formula="of:=AVERAGE([.Z24];[.AG24])" office:value-type="float" office:value="0.071795" calcext:value-type="float">
            <text:p>0.07</text:p>
          </table:table-cell>
          <table:table-cell table:formula="of:=AVERAGE([.AA24];[.AM24])" office:value-type="float" office:value="3039" calcext:value-type="float">
            <text:p>3039</text:p>
          </table:table-cell>
          <table:table-cell table:formula="of:=AVERAGE([.AB24];[.AN24])" office:value-type="float" office:value="2305" calcext:value-type="float">
            <text:p>2305</text:p>
          </table:table-cell>
          <table:table-cell table:formula="of:=AVERAGE([.AC24];[.AO24])" office:value-type="float" office:value="290" calcext:value-type="float">
            <text:p>290</text:p>
          </table:table-cell>
          <table:table-cell table:formula="of:=AVERAGE([.AD24];[.AP24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71795" calcext:value-type="float">
            <text:p>0.071795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eegg</text:p>
          </table:table-cell>
          <table:table-cell table:number-columns-repeated="6"/>
          <table:table-cell office:value-type="string" calcext:value-type="string">
            <text:p>eegg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eegg0</text:p>
          </table:table-cell>
          <table:table-cell table:number-columns-repeated="11"/>
          <table:table-cell office:value-type="string" calcext:value-type="string">
            <text:p>ee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28]/[.J28]" office:value-type="float" office:value="1" calcext:value-type="float">
            <text:p>1.00</text:p>
          </table:table-cell>
          <table:table-cell table:formula="of:=[.K28]/[.K28]" office:value-type="float" office:value="1" calcext:value-type="float">
            <text:p>1.00</text:p>
          </table:table-cell>
          <table:table-cell table:formula="of:=[.L28]/[.L28]" office:value-type="float" office:value="1" calcext:value-type="float">
            <text:p>1.00</text:p>
          </table:table-cell>
          <table:table-cell table:formula="of:=[.M28]/[.M28]" office:value-type="float" office:value="1" calcext:value-type="float">
            <text:p>1.00</text:p>
          </table:table-cell>
          <table:table-cell table:formula="of:=[.N28]/[.N28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28];[.AH28])" office:value-type="float" office:value="14.820255" calcext:value-type="float">
            <text:p>14.8</text:p>
          </table:table-cell>
          <table:table-cell table:style-name="ce11" table:formula="of:=AVERAGE([.W28];[.AI28])" office:value-type="float" office:value="6.5299355" calcext:value-type="float">
            <text:p>6.5</text:p>
          </table:table-cell>
          <table:table-cell table:style-name="ce11" table:formula="of:=AVERAGE([.X28];[.AJ28])" office:value-type="float" office:value="5" calcext:value-type="float">
            <text:p>5.0</text:p>
          </table:table-cell>
          <table:table-cell table:style-name="ce11" table:formula="of:=AVERAGE([.Y28];[.AK28])" office:value-type="float" office:value="4" calcext:value-type="float">
            <text:p>4.0</text:p>
          </table:table-cell>
          <table:table-cell table:formula="of:=AVERAGE([.Z28];[.AG28])" office:value-type="float" office:value="0.012588" calcext:value-type="float">
            <text:p>0.01</text:p>
          </table:table-cell>
          <table:table-cell table:formula="of:=AVERAGE([.AA28];[.AM28])" office:value-type="float" office:value="623" calcext:value-type="float">
            <text:p>623</text:p>
          </table:table-cell>
          <table:table-cell table:formula="of:=AVERAGE([.AB28];[.AN28])" office:value-type="float" office:value="413" calcext:value-type="float">
            <text:p>413</text:p>
          </table:table-cell>
          <table:table-cell table:formula="of:=AVERAGE([.AC28];[.AO28])" office:value-type="float" office:value="28" calcext:value-type="float">
            <text:p>28</text:p>
          </table:table-cell>
          <table:table-cell table:formula="of:=AVERAGE([.AD28];[.AP28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5.388564" calcext:value-type="float">
            <text:p>15.388564</text:p>
          </table:table-cell>
          <table:table-cell office:value-type="float" office:value="6.722769" calcext:value-type="float">
            <text:p>6.7227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4.251946" calcext:value-type="float">
            <text:p>14.251946</text:p>
          </table:table-cell>
          <table:table-cell office:value-type="float" office:value="6.337102" calcext:value-type="float">
            <text:p>6.337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29]/[.J28]" office:value-type="float" office:value="0.0414427417072108" calcext:value-type="float">
            <text:p>0.04</text:p>
          </table:table-cell>
          <table:table-cell table:formula="of:=[.K29]/[.K28]" office:value-type="float" office:value="0.0750931613336763" calcext:value-type="float">
            <text:p>0.08</text:p>
          </table:table-cell>
          <table:table-cell table:formula="of:=[.L29]/[.L28]" office:value-type="float" office:value="0.0247577" calcext:value-type="float">
            <text:p>0.02</text:p>
          </table:table-cell>
          <table:table-cell table:formula="of:=[.M29]/[.M28]" office:value-type="float" office:value="1.25" calcext:value-type="float">
            <text:p>1.25</text:p>
          </table:table-cell>
          <table:table-cell table:formula="of:=[.N29]/[.N28]" office:value-type="float" office:value="1683.92476962186" calcext:value-type="float">
            <text:p>1683.92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29];[.AH29])" office:value-type="float" office:value="0.614192" calcext:value-type="float">
            <text:p>0.6</text:p>
          </table:table-cell>
          <table:table-cell table:style-name="ce11" table:formula="of:=AVERAGE([.W29];[.AI29])" office:value-type="float" office:value="0.4903535" calcext:value-type="float">
            <text:p>0.5</text:p>
          </table:table-cell>
          <table:table-cell table:style-name="ce11" table:formula="of:=AVERAGE([.X29];[.AJ29])" office:value-type="float" office:value="0.1237885" calcext:value-type="float">
            <text:p>0.1</text:p>
          </table:table-cell>
          <table:table-cell table:style-name="ce11" table:formula="of:=AVERAGE([.Y29];[.AK29])" office:value-type="float" office:value="5" calcext:value-type="float">
            <text:p>5.0</text:p>
          </table:table-cell>
          <table:table-cell table:formula="of:=AVERAGE([.Z29];[.AG29])" office:value-type="float" office:value="21.197245" calcext:value-type="float">
            <text:p>21.20</text:p>
          </table:table-cell>
          <table:table-cell table:formula="of:=AVERAGE([.AA29];[.AM29])" office:value-type="float" office:value="3291" calcext:value-type="float">
            <text:p>3291</text:p>
          </table:table-cell>
          <table:table-cell table:formula="of:=AVERAGE([.AB29];[.AN29])" office:value-type="float" office:value="617" calcext:value-type="float">
            <text:p>617</text:p>
          </table:table-cell>
          <table:table-cell table:formula="of:=AVERAGE([.AC29];[.AO29])" office:value-type="float" office:value="2492" calcext:value-type="float">
            <text:p>2492</text:p>
          </table:table-cell>
          <table:table-cell table:formula="of:=AVERAGE([.AD29];[.AP29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.227884" calcext:value-type="float">
            <text:p>1.227884</text:p>
          </table:table-cell>
          <table:table-cell office:value-type="float" office:value="0.980307" calcext:value-type="float">
            <text:p>0.980307</text:p>
          </table:table-cell>
          <table:table-cell office:value-type="float" office:value="0.247477" calcext:value-type="float">
            <text:p>0.247477</text:p>
          </table:table-cell>
          <table:table-cell office:value-type="float" office:value="6" calcext:value-type="float">
            <text:p>6</text:p>
          </table:table-cell>
          <table:table-cell office:value-type="float" office:value="21.197245" calcext:value-type="float">
            <text:p>21.197245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5.655031" calcext:value-type="float">
            <text:p>5.655031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30]/[.J28]" office:value-type="float" office:value="1.36066565656259" calcext:value-type="float">
            <text:p>1.36</text:p>
          </table:table-cell>
          <table:table-cell table:formula="of:=[.K30]/[.K28]" office:value-type="float" office:value="1.82860496860957" calcext:value-type="float">
            <text:p>1.83</text:p>
          </table:table-cell>
          <table:table-cell table:formula="of:=[.L30]/[.L28]" office:value-type="float" office:value="0.7777778" calcext:value-type="float">
            <text:p>0.78</text:p>
          </table:table-cell>
          <table:table-cell table:formula="of:=[.M30]/[.M28]" office:value-type="float" office:value="1.5" calcext:value-type="float">
            <text:p>1.50</text:p>
          </table:table-cell>
          <table:table-cell table:formula="of:=[.N30]/[.N28]" office:value-type="float" office:value="7924.20209723546" calcext:value-type="float">
            <text:p>7924.20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30];[.AH30])" office:value-type="float" office:value="20.165412" calcext:value-type="float">
            <text:p>20.2</text:p>
          </table:table-cell>
          <table:table-cell table:style-name="ce11" table:formula="of:=AVERAGE([.W30];[.AI30])" office:value-type="float" office:value="11.9406725" calcext:value-type="float">
            <text:p>11.9</text:p>
          </table:table-cell>
          <table:table-cell table:style-name="ce11" table:formula="of:=AVERAGE([.X30];[.AJ30])" office:value-type="float" office:value="3.888889" calcext:value-type="float">
            <text:p>3.9</text:p>
          </table:table-cell>
          <table:table-cell table:style-name="ce11" table:formula="of:=AVERAGE([.Y30];[.AK30])" office:value-type="float" office:value="6" calcext:value-type="float">
            <text:p>6.0</text:p>
          </table:table-cell>
          <table:table-cell table:formula="of:=AVERAGE([.Z30];[.AG30])" office:value-type="float" office:value="99.749856" calcext:value-type="float">
            <text:p>99.75</text:p>
          </table:table-cell>
          <table:table-cell table:formula="of:=AVERAGE([.AA30];[.AM30])" office:value-type="float" office:value="3495" calcext:value-type="float">
            <text:p>3495</text:p>
          </table:table-cell>
          <table:table-cell table:formula="of:=AVERAGE([.AB30];[.AN30])" office:value-type="float" office:value="1025" calcext:value-type="float">
            <text:p>1025</text:p>
          </table:table-cell>
          <table:table-cell table:formula="of:=AVERAGE([.AC30];[.AO30])" office:value-type="float" office:value="2492" calcext:value-type="float">
            <text:p>2492</text:p>
          </table:table-cell>
          <table:table-cell table:formula="of:=AVERAGE([.AD30];[.AP30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6.3785" calcext:value-type="float">
            <text:p>26.3785</text:p>
          </table:table-cell>
          <table:table-cell office:value-type="float" office:value="16.103567" calcext:value-type="float">
            <text:p>16.103567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8" calcext:value-type="float">
            <text:p>8</text:p>
          </table:table-cell>
          <table:table-cell office:value-type="float" office:value="99.749856" calcext:value-type="float">
            <text:p>99.749856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3.952324" calcext:value-type="float">
            <text:p>13.952324</text:p>
          </table:table-cell>
          <table:table-cell office:value-type="float" office:value="7.777778" calcext:value-type="float">
            <text:p>7.777778</text:p>
          </table:table-cell>
          <table:table-cell office:value-type="float" office:value="3.888889" calcext:value-type="float">
            <text:p>3.888889</text:p>
          </table:table-cell>
          <table:table-cell office:value-type="float" office:value="4" calcext:value-type="float">
            <text:p>4</text:p>
          </table:table-cell>
          <table:table-cell office:value-type="float" office:value="611.176063" calcext:value-type="float">
            <text:p>611.176063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31]/[.J28]" office:value-type="float" office:value="0.94226290303372" calcext:value-type="float">
            <text:p>0.94</text:p>
          </table:table-cell>
          <table:table-cell table:formula="of:=[.K31]/[.K28]" office:value-type="float" office:value="1.40668969854296" calcext:value-type="float">
            <text:p>1.41</text:p>
          </table:table-cell>
          <table:table-cell table:formula="of:=[.L31]/[.L28]" office:value-type="float" office:value="0.5285745" calcext:value-type="float">
            <text:p>0.53</text:p>
          </table:table-cell>
          <table:table-cell table:formula="of:=[.M31]/[.M28]" office:value-type="float" office:value="1.625" calcext:value-type="float">
            <text:p>1.63</text:p>
          </table:table-cell>
          <table:table-cell table:formula="of:=[.N31]/[.N28]" office:value-type="float" office:value="2067.80735621227" calcext:value-type="float">
            <text:p>2067.81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31];[.AH31])" office:value-type="float" office:value="13.9645765" calcext:value-type="float">
            <text:p>14.0</text:p>
          </table:table-cell>
          <table:table-cell table:style-name="ce11" table:formula="of:=AVERAGE([.W31];[.AI31])" office:value-type="float" office:value="9.185593" calcext:value-type="float">
            <text:p>9.2</text:p>
          </table:table-cell>
          <table:table-cell table:style-name="ce11" table:formula="of:=AVERAGE([.X31];[.AJ31])" office:value-type="float" office:value="2.6428725" calcext:value-type="float">
            <text:p>2.6</text:p>
          </table:table-cell>
          <table:table-cell table:style-name="ce11" table:formula="of:=AVERAGE([.Y31];[.AK31])" office:value-type="float" office:value="6.5" calcext:value-type="float">
            <text:p>6.5</text:p>
          </table:table-cell>
          <table:table-cell table:formula="of:=AVERAGE([.Z31];[.AG31])" office:value-type="float" office:value="26.029559" calcext:value-type="float">
            <text:p>26.03</text:p>
          </table:table-cell>
          <table:table-cell table:formula="of:=AVERAGE([.AA31];[.AM31])" office:value-type="float" office:value="3699" calcext:value-type="float">
            <text:p>3699</text:p>
          </table:table-cell>
          <table:table-cell table:formula="of:=AVERAGE([.AB31];[.AN31])" office:value-type="float" office:value="1025" calcext:value-type="float">
            <text:p>1025</text:p>
          </table:table-cell>
          <table:table-cell table:formula="of:=AVERAGE([.AC31];[.AO31])" office:value-type="float" office:value="2492" calcext:value-type="float">
            <text:p>2492</text:p>
          </table:table-cell>
          <table:table-cell table:formula="of:=AVERAGE([.AD31];[.AP31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6.968197" calcext:value-type="float">
            <text:p>16.968197</text:p>
          </table:table-cell>
          <table:table-cell office:value-type="float" office:value="10.402501" calcext:value-type="float">
            <text:p>10.402501</text:p>
          </table:table-cell>
          <table:table-cell office:value-type="float" office:value="3.293574" calcext:value-type="float">
            <text:p>3.293574</text:p>
          </table:table-cell>
          <table:table-cell office:value-type="float" office:value="7" calcext:value-type="float">
            <text:p>7</text:p>
          </table:table-cell>
          <table:table-cell office:value-type="float" office:value="26.029559" calcext:value-type="float">
            <text:p>26.029559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0.960956" calcext:value-type="float">
            <text:p>10.960956</text:p>
          </table:table-cell>
          <table:table-cell office:value-type="float" office:value="7.968685" calcext:value-type="float">
            <text:p>7.968685</text:p>
          </table:table-cell>
          <table:table-cell office:value-type="float" office:value="1.992171" calcext:value-type="float">
            <text:p>1.992171</text:p>
          </table:table-cell>
          <table:table-cell office:value-type="float" office:value="6" calcext:value-type="float">
            <text:p>6</text:p>
          </table:table-cell>
          <table:table-cell office:value-type="float" office:value="15.520624" calcext:value-type="float">
            <text:p>15.520624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32]/[.J28]" office:value-type="float" office:value="0.296582042616676" calcext:value-type="float">
            <text:p>0.30</text:p>
          </table:table-cell>
          <table:table-cell table:formula="of:=[.K32]/[.K28]" office:value-type="float" office:value="0.220156768776659" calcext:value-type="float">
            <text:p>0.22</text:p>
          </table:table-cell>
          <table:table-cell table:formula="of:=[.L32]/[.L28]" office:value-type="float" office:value="0.5559416" calcext:value-type="float">
            <text:p>0.56</text:p>
          </table:table-cell>
          <table:table-cell table:formula="of:=[.M32]/[.M28]" office:value-type="float" office:value="0.375" calcext:value-type="float">
            <text:p>0.38</text:p>
          </table:table-cell>
          <table:table-cell table:formula="of:=[.N32]/[.N28]" office:value-type="float" office:value="0.645297108357166" calcext:value-type="float">
            <text:p>0.65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32];[.AH32])" office:value-type="float" office:value="4.3954215" calcext:value-type="float">
            <text:p>4.4</text:p>
          </table:table-cell>
          <table:table-cell table:style-name="ce11" table:formula="of:=AVERAGE([.W32];[.AI32])" office:value-type="float" office:value="1.4376095" calcext:value-type="float">
            <text:p>1.4</text:p>
          </table:table-cell>
          <table:table-cell table:style-name="ce11" table:formula="of:=AVERAGE([.X32];[.AJ32])" office:value-type="float" office:value="2.779708" calcext:value-type="float">
            <text:p>2.8</text:p>
          </table:table-cell>
          <table:table-cell table:style-name="ce11" table:formula="of:=AVERAGE([.Y32];[.AK32])" office:value-type="float" office:value="1.5" calcext:value-type="float">
            <text:p>1.5</text:p>
          </table:table-cell>
          <table:table-cell table:formula="of:=AVERAGE([.Z32];[.AG32])" office:value-type="float" office:value="0.008123" calcext:value-type="float">
            <text:p>0.01</text:p>
          </table:table-cell>
          <table:table-cell table:formula="of:=AVERAGE([.AA32];[.AM32])" office:value-type="float" office:value="611" calcext:value-type="float">
            <text:p>611</text:p>
          </table:table-cell>
          <table:table-cell table:formula="of:=AVERAGE([.AB32];[.AN32])" office:value-type="float" office:value="413" calcext:value-type="float">
            <text:p>413</text:p>
          </table:table-cell>
          <table:table-cell table:formula="of:=AVERAGE([.AC32];[.AO32])" office:value-type="float" office:value="16" calcext:value-type="float">
            <text:p>16</text:p>
          </table:table-cell>
          <table:table-cell table:formula="of:=AVERAGE([.AD32];[.AP32]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.974101" calcext:value-type="float">
            <text:p>4.974101</text:p>
          </table:table-cell>
          <table:table-cell office:value-type="float" office:value="1.684382" calcext:value-type="float">
            <text:p>1.684382</text:p>
          </table:table-cell>
          <table:table-cell office:value-type="float" office:value="2.933511" calcext:value-type="float">
            <text:p>2.933511</text:p>
          </table:table-cell>
          <table:table-cell office:value-type="float" office:value="2" calcext:value-type="float">
            <text:p>2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.816742" calcext:value-type="float">
            <text:p>3.816742</text:p>
          </table:table-cell>
          <table:table-cell office:value-type="float" office:value="1.190837" calcext:value-type="float">
            <text:p>1.190837</text:p>
          </table:table-cell>
          <table:table-cell office:value-type="float" office:value="2.625905" calcext:value-type="float">
            <text:p>2.625905</text:p>
          </table:table-cell>
          <table:table-cell office:value-type="float" office:value="1" calcext:value-type="float">
            <text:p>1</text:p>
          </table:table-cell>
          <table:table-cell office:value-type="float" office:value="0.008707" calcext:value-type="float">
            <text:p>0.008707</text:p>
          </table:table-cell>
          <table:table-cell office:value-type="float" office:value="611" calcext:value-type="float">
            <text:p>611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33]/[.J28]" office:value-type="float" office:value="1.32239580223147" calcext:value-type="float">
            <text:p>1.32</text:p>
          </table:table-cell>
          <table:table-cell table:formula="of:=[.K33]/[.K28]" office:value-type="float" office:value="1.67423820648764" calcext:value-type="float">
            <text:p>1.67</text:p>
          </table:table-cell>
          <table:table-cell table:formula="of:=[.L33]/[.L28]" office:value-type="float" office:value="0.98535" calcext:value-type="float">
            <text:p>0.99</text:p>
          </table:table-cell>
          <table:table-cell table:formula="of:=[.M33]/[.M28]" office:value-type="float" office:value="1" calcext:value-type="float">
            <text:p>1.00</text:p>
          </table:table-cell>
          <table:table-cell table:formula="of:=[.N33]/[.N28]" office:value-type="float" office:value="10168.8317445186" calcext:value-type="float">
            <text:p>10168.83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33];[.AH33])" office:value-type="float" office:value="19.598243" calcext:value-type="float">
            <text:p>19.6</text:p>
          </table:table-cell>
          <table:table-cell table:style-name="ce11" table:formula="of:=AVERAGE([.W33];[.AI33])" office:value-type="float" office:value="10.9326675" calcext:value-type="float">
            <text:p>10.9</text:p>
          </table:table-cell>
          <table:table-cell table:style-name="ce11" table:formula="of:=AVERAGE([.X33];[.AJ33])" office:value-type="float" office:value="4.92675" calcext:value-type="float">
            <text:p>4.9</text:p>
          </table:table-cell>
          <table:table-cell table:style-name="ce11" table:formula="of:=AVERAGE([.Y33];[.AK33])" office:value-type="float" office:value="4" calcext:value-type="float">
            <text:p>4.0</text:p>
          </table:table-cell>
          <table:table-cell table:formula="of:=AVERAGE([.Z33];[.AG33])" office:value-type="float" office:value="128.005254" calcext:value-type="float">
            <text:p>128.01</text:p>
          </table:table-cell>
          <table:table-cell table:formula="of:=AVERAGE([.AA33];[.AM33])" office:value-type="float" office:value="3483" calcext:value-type="float">
            <text:p>3483</text:p>
          </table:table-cell>
          <table:table-cell table:formula="of:=AVERAGE([.AB33];[.AN33])" office:value-type="float" office:value="1025" calcext:value-type="float">
            <text:p>1025</text:p>
          </table:table-cell>
          <table:table-cell table:formula="of:=AVERAGE([.AC33];[.AO33])" office:value-type="float" office:value="2480" calcext:value-type="float">
            <text:p>2480</text:p>
          </table:table-cell>
          <table:table-cell table:formula="of:=AVERAGE([.AD33];[.AP33])"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17.932396" calcext:value-type="float">
            <text:p>17.932396</text:p>
          </table:table-cell>
          <table:table-cell office:value-type="float" office:value="9.732706" calcext:value-type="float">
            <text:p>9.732706</text:p>
          </table:table-cell>
          <table:table-cell office:value-type="float" office:value="4.944561" calcext:value-type="float">
            <text:p>4.944561</text:p>
          </table:table-cell>
          <table:table-cell office:value-type="float" office:value="3" calcext:value-type="float">
            <text:p>3</text:p>
          </table:table-cell>
          <table:table-cell office:value-type="float" office:value="128.005254" calcext:value-type="float">
            <text:p>128.005254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1.26409" calcext:value-type="float">
            <text:p>21.26409</text:p>
          </table:table-cell>
          <table:table-cell office:value-type="float" office:value="12.132629" calcext:value-type="float">
            <text:p>12.132629</text:p>
          </table:table-cell>
          <table:table-cell office:value-type="float" office:value="4.908939" calcext:value-type="float">
            <text:p>4.908939</text:p>
          </table:table-cell>
          <table:table-cell office:value-type="float" office:value="5" calcext:value-type="float">
            <text:p>5</text:p>
          </table:table-cell>
          <table:table-cell office:value-type="float" office:value="79.950431" calcext:value-type="float">
            <text:p>79.950431</text:p>
          </table:table-cell>
          <table:table-cell office:value-type="float" office:value="3483" calcext:value-type="float">
            <text:p>3483</text:p>
          </table:table-cell>
          <table:table-cell office:value-type="float" office:value="1025" calcext:value-type="float">
            <text:p>1025</text:p>
          </table:table-cell>
          <table:table-cell office:value-type="float" office:value="2480" calcext:value-type="float">
            <text:p>248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34]/[.J28]" office:value-type="float" office:value="2.13015079700046" calcext:value-type="float">
            <text:p>2.13</text:p>
          </table:table-cell>
          <table:table-cell table:formula="of:=[.K34]/[.K28]" office:value-type="float" office:value="2.77982592630509" calcext:value-type="float">
            <text:p>2.78</text:p>
          </table:table-cell>
          <table:table-cell table:formula="of:=[.L34]/[.L28]" office:value-type="float" office:value="1" calcext:value-type="float">
            <text:p>1.00</text:p>
          </table:table-cell>
          <table:table-cell table:formula="of:=[.M34]/[.M28]" office:value-type="float" office:value="1.875" calcext:value-type="float">
            <text:p>1.88</text:p>
          </table:table-cell>
          <table:table-cell table:formula="of:=[.N34]/[.N28]" office:value-type="float" office:value="763.252621544328" calcext:value-type="float">
            <text:p>763.25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34];[.AH34])" office:value-type="float" office:value="31.569378" calcext:value-type="float">
            <text:p>31.6</text:p>
          </table:table-cell>
          <table:table-cell table:style-name="ce11" table:formula="of:=AVERAGE([.W34];[.AI34])" office:value-type="float" office:value="18.152084" calcext:value-type="float">
            <text:p>18.2</text:p>
          </table:table-cell>
          <table:table-cell table:style-name="ce11" table:formula="of:=AVERAGE([.X34];[.AJ34])" office:value-type="float" office:value="5" calcext:value-type="float">
            <text:p>5.0</text:p>
          </table:table-cell>
          <table:table-cell table:style-name="ce11" table:formula="of:=AVERAGE([.Y34];[.AK34])" office:value-type="float" office:value="7.5" calcext:value-type="float">
            <text:p>7.5</text:p>
          </table:table-cell>
          <table:table-cell table:formula="of:=AVERAGE([.Z34];[.AG34])" office:value-type="float" office:value="9.607824" calcext:value-type="float">
            <text:p>9.61</text:p>
          </table:table-cell>
          <table:table-cell table:formula="of:=AVERAGE([.AA34];[.AM34])" office:value-type="float" office:value="3558" calcext:value-type="float">
            <text:p>3558</text:p>
          </table:table-cell>
          <table:table-cell table:formula="of:=AVERAGE([.AB34];[.AN34])" office:value-type="float" office:value="827" calcext:value-type="float">
            <text:p>827</text:p>
          </table:table-cell>
          <table:table-cell table:formula="of:=AVERAGE([.AC34];[.AO34])" office:value-type="float" office:value="2520" calcext:value-type="float">
            <text:p>2520</text:p>
          </table:table-cell>
          <table:table-cell table:formula="of:=AVERAGE([.AD34];[.AP34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24.266958" calcext:value-type="float">
            <text:p>24.266958</text:p>
          </table:table-cell>
          <table:table-cell office:value-type="float" office:value="14.786509" calcext:value-type="float">
            <text:p>14.7865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607824" calcext:value-type="float">
            <text:p>9.607824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8.871798" calcext:value-type="float">
            <text:p>38.871798</text:p>
          </table:table-cell>
          <table:table-cell office:value-type="float" office:value="21.517659" calcext:value-type="float">
            <text:p>21.51765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.032914" calcext:value-type="float">
            <text:p>12.032914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35]/[.J28]" office:value-type="float" office:value="2.08620165442497" calcext:value-type="float">
            <text:p>2.09</text:p>
          </table:table-cell>
          <table:table-cell table:formula="of:=[.K35]/[.K28]" office:value-type="float" office:value="2.4952985370223" calcext:value-type="float">
            <text:p>2.50</text:p>
          </table:table-cell>
          <table:table-cell table:formula="of:=[.L35]/[.L28]" office:value-type="float" office:value="1" calcext:value-type="float">
            <text:p>1.00</text:p>
          </table:table-cell>
          <table:table-cell table:formula="of:=[.M35]/[.M28]" office:value-type="float" office:value="2.25" calcext:value-type="float">
            <text:p>2.25</text:p>
          </table:table-cell>
          <table:table-cell table:formula="of:=[.N35]/[.N28]" office:value-type="float" office:value="2749.42945662536" calcext:value-type="float">
            <text:p>2749.43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35];[.AH35])" office:value-type="float" office:value="30.9180405" calcext:value-type="float">
            <text:p>30.9</text:p>
          </table:table-cell>
          <table:table-cell table:style-name="ce11" table:formula="of:=AVERAGE([.W35];[.AI35])" office:value-type="float" office:value="16.2941385" calcext:value-type="float">
            <text:p>16.3</text:p>
          </table:table-cell>
          <table:table-cell table:style-name="ce11" table:formula="of:=AVERAGE([.X35];[.AJ35])" office:value-type="float" office:value="5" calcext:value-type="float">
            <text:p>5.0</text:p>
          </table:table-cell>
          <table:table-cell table:style-name="ce11" table:formula="of:=AVERAGE([.Y35];[.AK35])" office:value-type="float" office:value="9" calcext:value-type="float">
            <text:p>9.0</text:p>
          </table:table-cell>
          <table:table-cell table:formula="of:=AVERAGE([.Z35];[.AG35])" office:value-type="float" office:value="34.609818" calcext:value-type="float">
            <text:p>34.61</text:p>
          </table:table-cell>
          <table:table-cell table:formula="of:=AVERAGE([.AA35];[.AM35])" office:value-type="float" office:value="3559" calcext:value-type="float">
            <text:p>3559</text:p>
          </table:table-cell>
          <table:table-cell table:formula="of:=AVERAGE([.AB35];[.AN35])" office:value-type="float" office:value="827" calcext:value-type="float">
            <text:p>827</text:p>
          </table:table-cell>
          <table:table-cell table:formula="of:=AVERAGE([.AC35];[.AO35])" office:value-type="float" office:value="2520" calcext:value-type="float">
            <text:p>2520</text:p>
          </table:table-cell>
          <table:table-cell table:formula="of:=AVERAGE([.AD35];[.AP35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0.182372" calcext:value-type="float">
            <text:p>30.182372</text:p>
          </table:table-cell>
          <table:table-cell office:value-type="float" office:value="16.590677" calcext:value-type="float">
            <text:p>16.59067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4.609818" calcext:value-type="float">
            <text:p>34.60981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653709" calcext:value-type="float">
            <text:p>31.653709</text:p>
          </table:table-cell>
          <table:table-cell office:value-type="float" office:value="15.9976" calcext:value-type="float">
            <text:p>15.99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549466" calcext:value-type="float">
            <text:p>4.549466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36]/[.J28]" office:value-type="float" office:value="2.2481975175191" calcext:value-type="float">
            <text:p>2.25</text:p>
          </table:table-cell>
          <table:table-cell table:formula="of:=[.K36]/[.K28]" office:value-type="float" office:value="3.33668755227368" calcext:value-type="float">
            <text:p>3.34</text:p>
          </table:table-cell>
          <table:table-cell table:formula="of:=[.L36]/[.L28]" office:value-type="float" office:value="1" calcext:value-type="float">
            <text:p>1.00</text:p>
          </table:table-cell>
          <table:table-cell table:formula="of:=[.M36]/[.M28]" office:value-type="float" office:value="1.75" calcext:value-type="float">
            <text:p>1.75</text:p>
          </table:table-cell>
          <table:table-cell table:formula="of:=[.N36]/[.N28]" office:value-type="float" office:value="6.78566889100731" calcext:value-type="float">
            <text:p>6.79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36];[.AH36])" office:value-type="float" office:value="33.3188605" calcext:value-type="float">
            <text:p>33.3</text:p>
          </table:table-cell>
          <table:table-cell table:style-name="ce11" table:formula="of:=AVERAGE([.W36];[.AI36])" office:value-type="float" office:value="21.7883545" calcext:value-type="float">
            <text:p>21.8</text:p>
          </table:table-cell>
          <table:table-cell table:style-name="ce11" table:formula="of:=AVERAGE([.X36];[.AJ36])" office:value-type="float" office:value="5" calcext:value-type="float">
            <text:p>5.0</text:p>
          </table:table-cell>
          <table:table-cell table:style-name="ce11" table:formula="of:=AVERAGE([.Y36];[.AK36])" office:value-type="float" office:value="7" calcext:value-type="float">
            <text:p>7.0</text:p>
          </table:table-cell>
          <table:table-cell table:formula="of:=AVERAGE([.Z36];[.AG36])" office:value-type="float" office:value="0.085418" calcext:value-type="float">
            <text:p>0.09</text:p>
          </table:table-cell>
          <table:table-cell table:formula="of:=AVERAGE([.AA36];[.AM36])" office:value-type="float" office:value="3039" calcext:value-type="float">
            <text:p>3039</text:p>
          </table:table-cell>
          <table:table-cell table:formula="of:=AVERAGE([.AB36];[.AN36])" office:value-type="float" office:value="2305" calcext:value-type="float">
            <text:p>2305</text:p>
          </table:table-cell>
          <table:table-cell table:formula="of:=AVERAGE([.AC36];[.AO36])" office:value-type="float" office:value="290" calcext:value-type="float">
            <text:p>290</text:p>
          </table:table-cell>
          <table:table-cell table:formula="of:=AVERAGE([.AD36];[.AP36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3.676184" calcext:value-type="float">
            <text:p>33.676184</text:p>
          </table:table-cell>
          <table:table-cell office:value-type="float" office:value="22.277972" calcext:value-type="float">
            <text:p>22.2779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085418" calcext:value-type="float">
            <text:p>0.08541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2.961537" calcext:value-type="float">
            <text:p>32.961537</text:p>
          </table:table-cell>
          <table:table-cell office:value-type="float" office:value="21.298737" calcext:value-type="float">
            <text:p>21.2987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13418" calcext:value-type="float">
            <text:p>0.11341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gggg</text:p>
          </table:table-cell>
          <table:table-cell table:number-columns-repeated="6"/>
          <table:table-cell office:value-type="string" calcext:value-type="string">
            <text:p>gggg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gggg0</text:p>
          </table:table-cell>
          <table:table-cell table:number-columns-repeated="11"/>
          <table:table-cell office:value-type="string" calcext:value-type="string">
            <text:p>gggg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40]/[.J40]" office:value-type="float" office:value="1" calcext:value-type="float">
            <text:p>1.00</text:p>
          </table:table-cell>
          <table:table-cell table:formula="of:=[.K40]/[.K40]" office:value-type="float" office:value="1" calcext:value-type="float">
            <text:p>1.00</text:p>
          </table:table-cell>
          <table:table-cell table:formula="of:=[.L40]/[.L40]" office:value-type="float" office:value="1" calcext:value-type="float">
            <text:p>1.00</text:p>
          </table:table-cell>
          <table:table-cell table:formula="of:=[.M40]/[.M40]" office:value-type="float" office:value="1" calcext:value-type="float">
            <text:p>1.00</text:p>
          </table:table-cell>
          <table:table-cell table:formula="of:=[.N40]/[.N40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40];[.AH40])" office:value-type="float" office:value="13.6933835" calcext:value-type="float">
            <text:p>13.7</text:p>
          </table:table-cell>
          <table:table-cell table:style-name="ce11" table:formula="of:=AVERAGE([.W40];[.AI40])" office:value-type="float" office:value="6.070357" calcext:value-type="float">
            <text:p>6.1</text:p>
          </table:table-cell>
          <table:table-cell table:style-name="ce11" table:formula="of:=AVERAGE([.X40];[.AJ40])" office:value-type="float" office:value="5" calcext:value-type="float">
            <text:p>5.0</text:p>
          </table:table-cell>
          <table:table-cell table:style-name="ce11" table:formula="of:=AVERAGE([.Y40];[.AK40])" office:value-type="float" office:value="3" calcext:value-type="float">
            <text:p>3.0</text:p>
          </table:table-cell>
          <table:table-cell table:formula="of:=AVERAGE([.Z40];[.AG40])" office:value-type="float" office:value="0.00495" calcext:value-type="float">
            <text:p>0.00</text:p>
          </table:table-cell>
          <table:table-cell table:formula="of:=AVERAGE([.AA40];[.AM40])" office:value-type="float" office:value="623" calcext:value-type="float">
            <text:p>623</text:p>
          </table:table-cell>
          <table:table-cell table:formula="of:=AVERAGE([.AB40];[.AN40])" office:value-type="float" office:value="413" calcext:value-type="float">
            <text:p>413</text:p>
          </table:table-cell>
          <table:table-cell table:formula="of:=AVERAGE([.AC40];[.AO40])" office:value-type="float" office:value="28" calcext:value-type="float">
            <text:p>28</text:p>
          </table:table-cell>
          <table:table-cell table:formula="of:=AVERAGE([.AD40];[.AP40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439699" calcext:value-type="float">
            <text:p>13.439699</text:p>
          </table:table-cell>
          <table:table-cell office:value-type="float" office:value="5.860349" calcext:value-type="float">
            <text:p>5.8603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3.947068" calcext:value-type="float">
            <text:p>13.947068</text:p>
          </table:table-cell>
          <table:table-cell office:value-type="float" office:value="6.280365" calcext:value-type="float">
            <text:p>6.2803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391" calcext:value-type="float">
            <text:p>0.00539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41]/[.J40]" office:value-type="float" office:value="0.25603222899585" calcext:value-type="float">
            <text:p>0.26</text:p>
          </table:table-cell>
          <table:table-cell table:formula="of:=[.K41]/[.K40]" office:value-type="float" office:value="0.246439047983504" calcext:value-type="float">
            <text:p>0.25</text:p>
          </table:table-cell>
          <table:table-cell table:formula="of:=[.L41]/[.L40]" office:value-type="float" office:value="0.2203884" calcext:value-type="float">
            <text:p>0.22</text:p>
          </table:table-cell>
          <table:table-cell table:formula="of:=[.M41]/[.M40]" office:value-type="float" office:value="1.66666666666667" calcext:value-type="float">
            <text:p>1.67</text:p>
          </table:table-cell>
          <table:table-cell table:formula="of:=[.N41]/[.N40]" office:value-type="float" office:value="168.664242424242" calcext:value-type="float">
            <text:p>168.66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41];[.AH41])" office:value-type="float" office:value="3.5059475" calcext:value-type="float">
            <text:p>3.5</text:p>
          </table:table-cell>
          <table:table-cell table:style-name="ce11" table:formula="of:=AVERAGE([.W41];[.AI41])" office:value-type="float" office:value="1.495973" calcext:value-type="float">
            <text:p>1.5</text:p>
          </table:table-cell>
          <table:table-cell table:style-name="ce11" table:formula="of:=AVERAGE([.X41];[.AJ41])" office:value-type="float" office:value="1.101942" calcext:value-type="float">
            <text:p>1.1</text:p>
          </table:table-cell>
          <table:table-cell table:style-name="ce11" table:formula="of:=AVERAGE([.Y41];[.AK41])" office:value-type="float" office:value="5" calcext:value-type="float">
            <text:p>5.0</text:p>
          </table:table-cell>
          <table:table-cell table:formula="of:=AVERAGE([.Z41];[.AG41])" office:value-type="float" office:value="0.834888" calcext:value-type="float">
            <text:p>0.83</text:p>
          </table:table-cell>
          <table:table-cell table:formula="of:=AVERAGE([.AA41];[.AM41])" office:value-type="float" office:value="3291" calcext:value-type="float">
            <text:p>3291</text:p>
          </table:table-cell>
          <table:table-cell table:formula="of:=AVERAGE([.AB41];[.AN41])" office:value-type="float" office:value="617" calcext:value-type="float">
            <text:p>617</text:p>
          </table:table-cell>
          <table:table-cell table:formula="of:=AVERAGE([.AC41];[.AO41])" office:value-type="float" office:value="2492" calcext:value-type="float">
            <text:p>2492</text:p>
          </table:table-cell>
          <table:table-cell table:formula="of:=AVERAGE([.AD41];[.AP41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.797195" calcext:value-type="float">
            <text:p>2.797195</text:p>
          </table:table-cell>
          <table:table-cell office:value-type="float" office:value="1.30199" calcext:value-type="float">
            <text:p>1.30199</text:p>
          </table:table-cell>
          <table:table-cell office:value-type="float" office:value="0.809547" calcext:value-type="float">
            <text:p>0.809547</text:p>
          </table:table-cell>
          <table:table-cell office:value-type="float" office:value="5" calcext:value-type="float">
            <text:p>5</text:p>
          </table:table-cell>
          <table:table-cell office:value-type="float" office:value="0.834888" calcext:value-type="float">
            <text:p>0.834888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4.2147" calcext:value-type="float">
            <text:p>4.2147</text:p>
          </table:table-cell>
          <table:table-cell office:value-type="float" office:value="1.689956" calcext:value-type="float">
            <text:p>1.689956</text:p>
          </table:table-cell>
          <table:table-cell office:value-type="float" office:value="1.394337" calcext:value-type="float">
            <text:p>1.394337</text:p>
          </table:table-cell>
          <table:table-cell office:value-type="float" office:value="5" calcext:value-type="float">
            <text:p>5</text:p>
          </table:table-cell>
          <table:table-cell office:value-type="float" office:value="12.204354" calcext:value-type="float">
            <text:p>12.204354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42]/[.J40]" office:value-type="float" office:value="0.94696624833446" calcext:value-type="float">
            <text:p>0.95</text:p>
          </table:table-cell>
          <table:table-cell table:formula="of:=[.K42]/[.K40]" office:value-type="float" office:value="1.404199374106" calcext:value-type="float">
            <text:p>1.40</text:p>
          </table:table-cell>
          <table:table-cell table:formula="of:=[.L42]/[.L40]" office:value-type="float" office:value="0.5591146" calcext:value-type="float">
            <text:p>0.56</text:p>
          </table:table-cell>
          <table:table-cell table:formula="of:=[.M42]/[.M40]" office:value-type="float" office:value="1.66666666666667" calcext:value-type="float">
            <text:p>1.67</text:p>
          </table:table-cell>
          <table:table-cell table:formula="of:=[.N42]/[.N40]" office:value-type="float" office:value="2026.8901010101" calcext:value-type="float">
            <text:p>2026.89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42];[.AH42])" office:value-type="float" office:value="12.967172" calcext:value-type="float">
            <text:p>13.0</text:p>
          </table:table-cell>
          <table:table-cell table:style-name="ce11" table:formula="of:=AVERAGE([.W42];[.AI42])" office:value-type="float" office:value="8.5239915" calcext:value-type="float">
            <text:p>8.5</text:p>
          </table:table-cell>
          <table:table-cell table:style-name="ce11" table:formula="of:=AVERAGE([.X42];[.AJ42])" office:value-type="float" office:value="2.795573" calcext:value-type="float">
            <text:p>2.8</text:p>
          </table:table-cell>
          <table:table-cell table:style-name="ce11" table:formula="of:=AVERAGE([.Y42];[.AK42])" office:value-type="float" office:value="5" calcext:value-type="float">
            <text:p>5.0</text:p>
          </table:table-cell>
          <table:table-cell table:formula="of:=AVERAGE([.Z42];[.AG42])" office:value-type="float" office:value="10.033106" calcext:value-type="float">
            <text:p>10.03</text:p>
          </table:table-cell>
          <table:table-cell table:formula="of:=AVERAGE([.AA42];[.AM42])" office:value-type="float" office:value="3495" calcext:value-type="float">
            <text:p>3495</text:p>
          </table:table-cell>
          <table:table-cell table:formula="of:=AVERAGE([.AB42];[.AN42])" office:value-type="float" office:value="1025" calcext:value-type="float">
            <text:p>1025</text:p>
          </table:table-cell>
          <table:table-cell table:formula="of:=AVERAGE([.AC42];[.AO42])" office:value-type="float" office:value="2492" calcext:value-type="float">
            <text:p>2492</text:p>
          </table:table-cell>
          <table:table-cell table:formula="of:=AVERAGE([.AD42];[.AP42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1.614874" calcext:value-type="float">
            <text:p>11.614874</text:p>
          </table:table-cell>
          <table:table-cell office:value-type="float" office:value="7.635565" calcext:value-type="float">
            <text:p>7.635565</text:p>
          </table:table-cell>
          <table:table-cell office:value-type="float" office:value="2.426471" calcext:value-type="float">
            <text:p>2.426471</text:p>
          </table:table-cell>
          <table:table-cell office:value-type="float" office:value="5" calcext:value-type="float">
            <text:p>5</text:p>
          </table:table-cell>
          <table:table-cell office:value-type="float" office:value="10.033106" calcext:value-type="float">
            <text:p>10.033106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14.31947" calcext:value-type="float">
            <text:p>14.31947</text:p>
          </table:table-cell>
          <table:table-cell office:value-type="float" office:value="9.412418" calcext:value-type="float">
            <text:p>9.412418</text:p>
          </table:table-cell>
          <table:table-cell office:value-type="float" office:value="3.164675" calcext:value-type="float">
            <text:p>3.164675</text:p>
          </table:table-cell>
          <table:table-cell office:value-type="float" office:value="5" calcext:value-type="float">
            <text:p>5</text:p>
          </table:table-cell>
          <table:table-cell office:value-type="float" office:value="7.720474" calcext:value-type="float">
            <text:p>7.72047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43]/[.J40]" office:value-type="float" office:value="0.555517451183632" calcext:value-type="float">
            <text:p>0.56</text:p>
          </table:table-cell>
          <table:table-cell table:formula="of:=[.K43]/[.K40]" office:value-type="float" office:value="1.01905217436141" calcext:value-type="float">
            <text:p>1.02</text:p>
          </table:table-cell>
          <table:table-cell table:formula="of:=[.L43]/[.L40]" office:value-type="float" office:value="0.3500383" calcext:value-type="float">
            <text:p>0.35</text:p>
          </table:table-cell>
          <table:table-cell table:formula="of:=[.M43]/[.M40]" office:value-type="float" office:value="1.66666666666667" calcext:value-type="float">
            <text:p>1.67</text:p>
          </table:table-cell>
          <table:table-cell table:formula="of:=[.N43]/[.N40]" office:value-type="float" office:value="252.240808080808" calcext:value-type="float">
            <text:p>252.24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43];[.AH43])" office:value-type="float" office:value="7.6069135" calcext:value-type="float">
            <text:p>7.6</text:p>
          </table:table-cell>
          <table:table-cell table:style-name="ce11" table:formula="of:=AVERAGE([.W43];[.AI43])" office:value-type="float" office:value="6.1860105" calcext:value-type="float">
            <text:p>6.2</text:p>
          </table:table-cell>
          <table:table-cell table:style-name="ce11" table:formula="of:=AVERAGE([.X43];[.AJ43])" office:value-type="float" office:value="1.7501915" calcext:value-type="float">
            <text:p>1.8</text:p>
          </table:table-cell>
          <table:table-cell table:style-name="ce11" table:formula="of:=AVERAGE([.Y43];[.AK43])" office:value-type="float" office:value="5" calcext:value-type="float">
            <text:p>5.0</text:p>
          </table:table-cell>
          <table:table-cell table:formula="of:=AVERAGE([.Z43];[.AG43])" office:value-type="float" office:value="1.248592" calcext:value-type="float">
            <text:p>1.25</text:p>
          </table:table-cell>
          <table:table-cell table:formula="of:=AVERAGE([.AA43];[.AM43])" office:value-type="float" office:value="3699" calcext:value-type="float">
            <text:p>3699</text:p>
          </table:table-cell>
          <table:table-cell table:formula="of:=AVERAGE([.AB43];[.AN43])" office:value-type="float" office:value="1025" calcext:value-type="float">
            <text:p>1025</text:p>
          </table:table-cell>
          <table:table-cell table:formula="of:=AVERAGE([.AC43];[.AO43])" office:value-type="float" office:value="2492" calcext:value-type="float">
            <text:p>2492</text:p>
          </table:table-cell>
          <table:table-cell table:formula="of:=AVERAGE([.AD43];[.AP43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9.343237" calcext:value-type="float">
            <text:p>9.343237</text:p>
          </table:table-cell>
          <table:table-cell office:value-type="float" office:value="8.001531" calcext:value-type="float">
            <text:p>8.001531</text:p>
          </table:table-cell>
          <table:table-cell office:value-type="float" office:value="2.000383" calcext:value-type="float">
            <text:p>2.000383</text:p>
          </table:table-cell>
          <table:table-cell office:value-type="float" office:value="5" calcext:value-type="float">
            <text:p>5</text:p>
          </table:table-cell>
          <table:table-cell office:value-type="float" office:value="1.248592" calcext:value-type="float">
            <text:p>1.248592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5.87059" calcext:value-type="float">
            <text:p>5.87059</text:p>
          </table:table-cell>
          <table:table-cell office:value-type="float" office:value="4.37049" calcext:value-type="float">
            <text:p>4.37049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3.04348" calcext:value-type="float">
            <text:p>3.04348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44]/[.J40]" office:value-type="float" office:value="0.25476274727864" calcext:value-type="float">
            <text:p>0.25</text:p>
          </table:table-cell>
          <table:table-cell table:formula="of:=[.K44]/[.K40]" office:value-type="float" office:value="0.169655672640011" calcext:value-type="float">
            <text:p>0.17</text:p>
          </table:table-cell>
          <table:table-cell table:formula="of:=[.L44]/[.L40]" office:value-type="float" office:value="0.4651434" calcext:value-type="float">
            <text:p>0.47</text:p>
          </table:table-cell>
          <table:table-cell table:formula="of:=[.M44]/[.M40]" office:value-type="float" office:value="0.5" calcext:value-type="float">
            <text:p>0.50</text:p>
          </table:table-cell>
          <table:table-cell table:formula="of:=[.N44]/[.N40]" office:value-type="float" office:value="1.62" calcext:value-type="float">
            <text:p>1.62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44];[.AH44])" office:value-type="float" office:value="3.488564" calcext:value-type="float">
            <text:p>3.5</text:p>
          </table:table-cell>
          <table:table-cell table:style-name="ce11" table:formula="of:=AVERAGE([.W44];[.AI44])" office:value-type="float" office:value="1.0298705" calcext:value-type="float">
            <text:p>1.0</text:p>
          </table:table-cell>
          <table:table-cell table:style-name="ce11" table:formula="of:=AVERAGE([.X44];[.AJ44])" office:value-type="float" office:value="2.325717" calcext:value-type="float">
            <text:p>2.3</text:p>
          </table:table-cell>
          <table:table-cell table:style-name="ce11" table:formula="of:=AVERAGE([.Y44];[.AK44])" office:value-type="float" office:value="1.5" calcext:value-type="float">
            <text:p>1.5</text:p>
          </table:table-cell>
          <table:table-cell table:formula="of:=AVERAGE([.Z44];[.AG44])" office:value-type="float" office:value="0.008019" calcext:value-type="float">
            <text:p>0.01</text:p>
          </table:table-cell>
          <table:table-cell table:formula="of:=AVERAGE([.AA44];[.AM44])" office:value-type="float" office:value="599" calcext:value-type="float">
            <text:p>599</text:p>
          </table:table-cell>
          <table:table-cell table:formula="of:=AVERAGE([.AB44];[.AN44])" office:value-type="float" office:value="413" calcext:value-type="float">
            <text:p>413</text:p>
          </table:table-cell>
          <table:table-cell table:formula="of:=AVERAGE([.AC44];[.AO44])" office:value-type="float" office:value="4" calcext:value-type="float">
            <text:p>4</text:p>
          </table:table-cell>
          <table:table-cell table:formula="of:=AVERAGE([.AD44];[.AP44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4.779244" calcext:value-type="float">
            <text:p>4.779244</text:p>
          </table:table-cell>
          <table:table-cell office:value-type="float" office:value="1.619942" calcext:value-type="float">
            <text:p>1.619942</text:p>
          </table:table-cell>
          <table:table-cell office:value-type="float" office:value="2.893349" calcext:value-type="float">
            <text:p>2.893349</text:p>
          </table:table-cell>
          <table:table-cell office:value-type="float" office:value="2" calcext:value-type="float">
            <text:p>2</text:p>
          </table:table-cell>
          <table:table-cell office:value-type="float" office:value="0.008019" calcext:value-type="float">
            <text:p>0.008019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2.197884" calcext:value-type="float">
            <text:p>2.197884</text:p>
          </table:table-cell>
          <table:table-cell office:value-type="float" office:value="0.439799" calcext:value-type="float">
            <text:p>0.439799</text:p>
          </table:table-cell>
          <table:table-cell office:value-type="float" office:value="1.758085" calcext:value-type="float">
            <text:p>1.758085</text:p>
          </table:table-cell>
          <table:table-cell office:value-type="float" office:value="1" calcext:value-type="float">
            <text:p>1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599" calcext:value-type="float">
            <text:p>599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45]/[.J40]" office:value-type="float" office:value="0.0000401653835226334" calcext:value-type="float">
            <text:p>0.00</text:p>
          </table:table-cell>
          <table:table-cell table:formula="of:=[.K45]/[.K40]" office:value-type="float" office:value="0.0000741307306967284" calcext:value-type="float">
            <text:p>0.00</text:p>
          </table:table-cell>
          <table:table-cell table:formula="of:=[.L45]/[.L40]" office:value-type="float" office:value="0.00002" calcext:value-type="float">
            <text:p>0.00</text:p>
          </table:table-cell>
          <table:table-cell table:formula="of:=[.M45]/[.M40]" office:value-type="float" office:value="1.5" calcext:value-type="float">
            <text:p>1.50</text:p>
          </table:table-cell>
          <table:table-cell table:formula="of:=[.N45]/[.N40]" office:value-type="float" office:value="2827.6703030303" calcext:value-type="float">
            <text:p>2827.67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45];[.AH45])" office:value-type="float" office:value="0.00055" calcext:value-type="float">
            <text:p>0.0</text:p>
          </table:table-cell>
          <table:table-cell table:style-name="ce11" table:formula="of:=AVERAGE([.W45];[.AI45])" office:value-type="float" office:value="0.00045" calcext:value-type="float">
            <text:p>0.0</text:p>
          </table:table-cell>
          <table:table-cell table:style-name="ce11" table:formula="of:=AVERAGE([.X45];[.AJ45])" office:value-type="float" office:value="0.0001" calcext:value-type="float">
            <text:p>0.0</text:p>
          </table:table-cell>
          <table:table-cell table:style-name="ce11" table:formula="of:=AVERAGE([.Y45];[.AK45])" office:value-type="float" office:value="4.5" calcext:value-type="float">
            <text:p>4.5</text:p>
          </table:table-cell>
          <table:table-cell table:formula="of:=AVERAGE([.Z45];[.AG45])" office:value-type="float" office:value="13.996968" calcext:value-type="float">
            <text:p>14.00</text:p>
          </table:table-cell>
          <table:table-cell table:formula="of:=AVERAGE([.AA45];[.AM45])" office:value-type="float" office:value="3471" calcext:value-type="float">
            <text:p>3471</text:p>
          </table:table-cell>
          <table:table-cell table:formula="of:=AVERAGE([.AB45];[.AN45])" office:value-type="float" office:value="1025" calcext:value-type="float">
            <text:p>1025</text:p>
          </table:table-cell>
          <table:table-cell table:formula="of:=AVERAGE([.AC45];[.AO45])" office:value-type="float" office:value="2468" calcext:value-type="float">
            <text:p>2468</text:p>
          </table:table-cell>
          <table:table-cell table:formula="of:=AVERAGE([.AD45];[.AP45])"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office:value-type="float" office:value="13.996968" calcext:value-type="float">
            <text:p>13.996968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4" calcext:value-type="float">
            <text:p>4</text:p>
          </table:table-cell>
          <table:table-cell office:value-type="float" office:value="18.813398" calcext:value-type="float">
            <text:p>18.813398</text:p>
          </table:table-cell>
          <table:table-cell office:value-type="float" office:value="3471" calcext:value-type="float">
            <text:p>3471</text:p>
          </table:table-cell>
          <table:table-cell office:value-type="float" office:value="1025" calcext:value-type="float">
            <text:p>1025</text:p>
          </table:table-cell>
          <table:table-cell office:value-type="float" office:value="2468" calcext:value-type="float">
            <text:p>24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46]/[.J40]" office:value-type="float" office:value="1.26624387610264" calcext:value-type="float">
            <text:p>1.27</text:p>
          </table:table-cell>
          <table:table-cell table:formula="of:=[.K46]/[.K40]" office:value-type="float" office:value="1.2893500332847" calcext:value-type="float">
            <text:p>1.29</text:p>
          </table:table-cell>
          <table:table-cell table:formula="of:=[.L46]/[.L40]" office:value-type="float" office:value="1" calcext:value-type="float">
            <text:p>1.00</text:p>
          </table:table-cell>
          <table:table-cell table:formula="of:=[.M46]/[.M40]" office:value-type="float" office:value="1.66666666666667" calcext:value-type="float">
            <text:p>1.67</text:p>
          </table:table-cell>
          <table:table-cell table:formula="of:=[.N46]/[.N40]" office:value-type="float" office:value="266.307272727273" calcext:value-type="float">
            <text:p>266.31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46];[.AH46])" office:value-type="float" office:value="17.339163" calcext:value-type="float">
            <text:p>17.3</text:p>
          </table:table-cell>
          <table:table-cell table:style-name="ce11" table:formula="of:=AVERAGE([.W46];[.AI46])" office:value-type="float" office:value="7.826815" calcext:value-type="float">
            <text:p>7.8</text:p>
          </table:table-cell>
          <table:table-cell table:style-name="ce11" table:formula="of:=AVERAGE([.X46];[.AJ46])" office:value-type="float" office:value="5" calcext:value-type="float">
            <text:p>5.0</text:p>
          </table:table-cell>
          <table:table-cell table:style-name="ce11" table:formula="of:=AVERAGE([.Y46];[.AK46])" office:value-type="float" office:value="5" calcext:value-type="float">
            <text:p>5.0</text:p>
          </table:table-cell>
          <table:table-cell table:formula="of:=AVERAGE([.Z46];[.AG46])" office:value-type="float" office:value="1.318221" calcext:value-type="float">
            <text:p>1.32</text:p>
          </table:table-cell>
          <table:table-cell table:formula="of:=AVERAGE([.AA46];[.AM46])" office:value-type="float" office:value="3558" calcext:value-type="float">
            <text:p>3558</text:p>
          </table:table-cell>
          <table:table-cell table:formula="of:=AVERAGE([.AB46];[.AN46])" office:value-type="float" office:value="827" calcext:value-type="float">
            <text:p>827</text:p>
          </table:table-cell>
          <table:table-cell table:formula="of:=AVERAGE([.AC46];[.AO46])" office:value-type="float" office:value="2520" calcext:value-type="float">
            <text:p>2520</text:p>
          </table:table-cell>
          <table:table-cell table:formula="of:=AVERAGE([.AD46];[.AP46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7.235584" calcext:value-type="float">
            <text:p>17.235584</text:p>
          </table:table-cell>
          <table:table-cell office:value-type="float" office:value="7.661772" calcext:value-type="float">
            <text:p>7.6617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318221" calcext:value-type="float">
            <text:p>1.31822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17.442742" calcext:value-type="float">
            <text:p>17.442742</text:p>
          </table:table-cell>
          <table:table-cell office:value-type="float" office:value="7.991858" calcext:value-type="float">
            <text:p>7.9918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72501" calcext:value-type="float">
            <text:p>3.072501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47]/[.J40]" office:value-type="float" office:value="1.14197502757445" calcext:value-type="float">
            <text:p>1.14</text:p>
          </table:table-cell>
          <table:table-cell table:formula="of:=[.K47]/[.K40]" office:value-type="float" office:value="1.09782900742082" calcext:value-type="float">
            <text:p>1.10</text:p>
          </table:table-cell>
          <table:table-cell table:formula="of:=[.L47]/[.L40]" office:value-type="float" office:value="1" calcext:value-type="float">
            <text:p>1.00</text:p>
          </table:table-cell>
          <table:table-cell table:formula="of:=[.M47]/[.M40]" office:value-type="float" office:value="1.66666666666667" calcext:value-type="float">
            <text:p>1.67</text:p>
          </table:table-cell>
          <table:table-cell table:formula="of:=[.N47]/[.N40]" office:value-type="float" office:value="203.091515151515" calcext:value-type="float">
            <text:p>203.09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47];[.AH47])" office:value-type="float" office:value="15.637502" calcext:value-type="float">
            <text:p>15.6</text:p>
          </table:table-cell>
          <table:table-cell table:style-name="ce11" table:formula="of:=AVERAGE([.W47];[.AI47])" office:value-type="float" office:value="6.664214" calcext:value-type="float">
            <text:p>6.7</text:p>
          </table:table-cell>
          <table:table-cell table:style-name="ce11" table:formula="of:=AVERAGE([.X47];[.AJ47])" office:value-type="float" office:value="5" calcext:value-type="float">
            <text:p>5.0</text:p>
          </table:table-cell>
          <table:table-cell table:style-name="ce11" table:formula="of:=AVERAGE([.Y47];[.AK47])" office:value-type="float" office:value="5" calcext:value-type="float">
            <text:p>5.0</text:p>
          </table:table-cell>
          <table:table-cell table:formula="of:=AVERAGE([.Z47];[.AG47])" office:value-type="float" office:value="1.005303" calcext:value-type="float">
            <text:p>1.01</text:p>
          </table:table-cell>
          <table:table-cell table:formula="of:=AVERAGE([.AA47];[.AM47])" office:value-type="float" office:value="3559" calcext:value-type="float">
            <text:p>3559</text:p>
          </table:table-cell>
          <table:table-cell table:formula="of:=AVERAGE([.AB47];[.AN47])" office:value-type="float" office:value="827" calcext:value-type="float">
            <text:p>827</text:p>
          </table:table-cell>
          <table:table-cell table:formula="of:=AVERAGE([.AC47];[.AO47])" office:value-type="float" office:value="2520" calcext:value-type="float">
            <text:p>2520</text:p>
          </table:table-cell>
          <table:table-cell table:formula="of:=AVERAGE([.AD47];[.AP47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005303" calcext:value-type="float">
            <text:p>1.005303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15.637502" calcext:value-type="float">
            <text:p>15.637502</text:p>
          </table:table-cell>
          <table:table-cell office:value-type="float" office:value="6.664214" calcext:value-type="float">
            <text:p>6.6642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59421" calcext:value-type="float">
            <text:p>0.559421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48]/[.J40]" office:value-type="float" office:value="1.77701391332537" calcext:value-type="float">
            <text:p>1.78</text:p>
          </table:table-cell>
          <table:table-cell table:formula="of:=[.K48]/[.K40]" office:value-type="float" office:value="2.3337452805494" calcext:value-type="float">
            <text:p>2.33</text:p>
          </table:table-cell>
          <table:table-cell table:formula="of:=[.L48]/[.L40]" office:value-type="float" office:value="1" calcext:value-type="float">
            <text:p>1.00</text:p>
          </table:table-cell>
          <table:table-cell table:formula="of:=[.M48]/[.M40]" office:value-type="float" office:value="1.66666666666667" calcext:value-type="float">
            <text:p>1.67</text:p>
          </table:table-cell>
          <table:table-cell table:formula="of:=[.N48]/[.N40]" office:value-type="float" office:value="5.22686868686869" calcext:value-type="float">
            <text:p>5.23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48];[.AH48])" office:value-type="float" office:value="24.333333" calcext:value-type="float">
            <text:p>24.3</text:p>
          </table:table-cell>
          <table:table-cell table:style-name="ce11" table:formula="of:=AVERAGE([.W48];[.AI48])" office:value-type="float" office:value="14.166667" calcext:value-type="float">
            <text:p>14.2</text:p>
          </table:table-cell>
          <table:table-cell table:style-name="ce11" table:formula="of:=AVERAGE([.X48];[.AJ48])" office:value-type="float" office:value="5" calcext:value-type="float">
            <text:p>5.0</text:p>
          </table:table-cell>
          <table:table-cell table:style-name="ce11" table:formula="of:=AVERAGE([.Y48];[.AK48])" office:value-type="float" office:value="5" calcext:value-type="float">
            <text:p>5.0</text:p>
          </table:table-cell>
          <table:table-cell table:formula="of:=AVERAGE([.Z48];[.AG48])" office:value-type="float" office:value="0.025873" calcext:value-type="float">
            <text:p>0.03</text:p>
          </table:table-cell>
          <table:table-cell table:formula="of:=AVERAGE([.AA48];[.AM48])" office:value-type="float" office:value="3039" calcext:value-type="float">
            <text:p>3039</text:p>
          </table:table-cell>
          <table:table-cell table:formula="of:=AVERAGE([.AB48];[.AN48])" office:value-type="float" office:value="2305" calcext:value-type="float">
            <text:p>2305</text:p>
          </table:table-cell>
          <table:table-cell table:formula="of:=AVERAGE([.AC48];[.AO48])" office:value-type="float" office:value="290" calcext:value-type="float">
            <text:p>290</text:p>
          </table:table-cell>
          <table:table-cell table:formula="of:=AVERAGE([.AD48];[.AP48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25873" calcext:value-type="float">
            <text:p>0.025873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24.333333" calcext:value-type="float">
            <text:p>24.333333</text:p>
          </table:table-cell>
          <table:table-cell office:value-type="float" office:value="14.166667" calcext:value-type="float">
            <text:p>14.1666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284" calcext:value-type="float">
            <text:p>0.04284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9"/>
          <table:table-cell table:style-name="ce11" table:number-columns-repeated="4"/>
          <table:table-cell table:number-columns-repeated="29"/>
        </table:table-row>
        <table:table-row table:style-name="ro1">
          <table:table-cell/>
          <table:table-cell office:value-type="string" calcext:value-type="string">
            <text:p>eeee</text:p>
          </table:table-cell>
          <table:table-cell table:number-columns-repeated="6"/>
          <table:table-cell office:value-type="string" calcext:value-type="string">
            <text:p>eeee</text:p>
          </table:table-cell>
          <table:table-cell table:style-name="ce11" table:number-columns-repeated="4"/>
          <table:table-cell table:number-columns-repeated="7"/>
          <table:table-cell office:value-type="string" calcext:value-type="string">
            <text:p>eeee0</text:p>
          </table:table-cell>
          <table:table-cell table:number-columns-repeated="11"/>
          <table:table-cell office:value-type="string" calcext:value-type="string">
            <text:p>eeee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ethod</text:p>
          </table:table-cell>
          <table:table-cell table:style-name="ce11" office:value-type="string" calcext:value-type="string">
            <text:p>xi+</text:p>
          </table:table-cell>
          <table:table-cell table:style-name="ce11" office:value-type="string" calcext:value-type="string">
            <text:p>xi-</text:p>
          </table:table-cell>
          <table:table-cell table:style-name="ce11" office:value-type="string" calcext:value-type="string">
            <text:p>rho</text:p>
          </table:table-cell>
          <table:table-cell table:style-name="ce11"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xi+</text:p>
          </table:table-cell>
          <table:table-cell office:value-type="string" calcext:value-type="string">
            <text:p>xi-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constraints</text:p>
          </table:table-cell>
          <table:table-cell office:value-type="string" calcext:value-type="string">
            <text:p># continuou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inary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J52]/[.J52]" office:value-type="float" office:value="1" calcext:value-type="float">
            <text:p>1.00</text:p>
          </table:table-cell>
          <table:table-cell table:formula="of:=[.K52]/[.K52]" office:value-type="float" office:value="1" calcext:value-type="float">
            <text:p>1.00</text:p>
          </table:table-cell>
          <table:table-cell table:formula="of:=[.L52]/[.L52]" office:value-type="float" office:value="1" calcext:value-type="float">
            <text:p>1.00</text:p>
          </table:table-cell>
          <table:table-cell table:formula="of:=[.M52]/[.M52]" office:value-type="float" office:value="1" calcext:value-type="float">
            <text:p>1.00</text:p>
          </table:table-cell>
          <table:table-cell table:formula="of:=[.N52]/[.N52]" office:value-type="float" office:value="1" calcext:value-type="float">
            <text:p>1.00</text:p>
          </table:table-cell>
          <table:table-cell/>
          <table:table-cell office:value-type="string" calcext:value-type="string">
            <text:p>s</text:p>
          </table:table-cell>
          <table:table-cell table:style-name="ce11" table:formula="of:=AVERAGE([.V52];[.AH52])" office:value-type="float" office:value="33.3135315" calcext:value-type="float">
            <text:p>33.3</text:p>
          </table:table-cell>
          <table:table-cell table:style-name="ce11" table:formula="of:=AVERAGE([.W52];[.AI52])" office:value-type="float" office:value="11.0280525" calcext:value-type="float">
            <text:p>11.0</text:p>
          </table:table-cell>
          <table:table-cell table:style-name="ce11" table:formula="of:=AVERAGE([.X52];[.AJ52])" office:value-type="float" office:value="16.8957645" calcext:value-type="float">
            <text:p>16.9</text:p>
          </table:table-cell>
          <table:table-cell table:style-name="ce11" table:formula="of:=AVERAGE([.Y52];[.AK52])" office:value-type="float" office:value="2.5" calcext:value-type="float">
            <text:p>2.5</text:p>
          </table:table-cell>
          <table:table-cell table:formula="of:=AVERAGE([.Z52];[.AG52])" office:value-type="float" office:value="0.056755" calcext:value-type="float">
            <text:p>0.06</text:p>
          </table:table-cell>
          <table:table-cell table:formula="of:=AVERAGE([.AA52];[.AM52])" office:value-type="float" office:value="623" calcext:value-type="float">
            <text:p>623</text:p>
          </table:table-cell>
          <table:table-cell table:formula="of:=AVERAGE([.AB52];[.AN52])" office:value-type="float" office:value="413" calcext:value-type="float">
            <text:p>413</text:p>
          </table:table-cell>
          <table:table-cell table:formula="of:=AVERAGE([.AC52];[.AO52])" office:value-type="float" office:value="28" calcext:value-type="float">
            <text:p>28</text:p>
          </table:table-cell>
          <table:table-cell table:formula="of:=AVERAGE([.AD52];[.AP5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0.056755" calcext:value-type="float">
            <text:p>0.056755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0.046391" calcext:value-type="float">
            <text:p>0.046391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formula="of:=[.J53]/[.J52]" office:value-type="float" office:value="0.60583356345754" calcext:value-type="float">
            <text:p>0.61</text:p>
          </table:table-cell>
          <table:table-cell table:formula="of:=[.K53]/[.K52]" office:value-type="float" office:value="1.20432710127196" calcext:value-type="float">
            <text:p>1.20</text:p>
          </table:table-cell>
          <table:table-cell table:formula="of:=[.L53]/[.L52]" office:value-type="float" office:value="0.142629355422183" calcext:value-type="float">
            <text:p>0.14</text:p>
          </table:table-cell>
          <table:table-cell table:formula="of:=[.M53]/[.M52]" office:value-type="float" office:value="4" calcext:value-type="float">
            <text:p>4.00</text:p>
          </table:table-cell>
          <table:table-cell table:formula="of:=[.N53]/[.N52]" office:value-type="float" office:value="1672.34157342965" calcext:value-type="float">
            <text:p>1672.34</text:p>
          </table:table-cell>
          <table:table-cell/>
          <table:table-cell office:value-type="string" calcext:value-type="string">
            <text:p>t</text:p>
          </table:table-cell>
          <table:table-cell table:style-name="ce11" table:formula="of:=AVERAGE([.V53];[.AH53])" office:value-type="float" office:value="20.1824555" calcext:value-type="float">
            <text:p>20.2</text:p>
          </table:table-cell>
          <table:table-cell table:style-name="ce11" table:formula="of:=AVERAGE([.W53];[.AI53])" office:value-type="float" office:value="13.2813825" calcext:value-type="float">
            <text:p>13.3</text:p>
          </table:table-cell>
          <table:table-cell table:style-name="ce11" table:formula="of:=AVERAGE([.X53];[.AJ53])" office:value-type="float" office:value="2.409832" calcext:value-type="float">
            <text:p>2.4</text:p>
          </table:table-cell>
          <table:table-cell table:style-name="ce11" table:formula="of:=AVERAGE([.Y53];[.AK53])" office:value-type="float" office:value="10" calcext:value-type="float">
            <text:p>10.0</text:p>
          </table:table-cell>
          <table:table-cell table:formula="of:=AVERAGE([.Z53];[.AG53])" office:value-type="float" office:value="94.913746" calcext:value-type="float">
            <text:p>94.91</text:p>
          </table:table-cell>
          <table:table-cell table:formula="of:=AVERAGE([.AA53];[.AM53])" office:value-type="float" office:value="3291" calcext:value-type="float">
            <text:p>3291</text:p>
          </table:table-cell>
          <table:table-cell table:formula="of:=AVERAGE([.AB53];[.AN53])" office:value-type="float" office:value="617" calcext:value-type="float">
            <text:p>617</text:p>
          </table:table-cell>
          <table:table-cell table:formula="of:=AVERAGE([.AC53];[.AO53])" office:value-type="float" office:value="2492" calcext:value-type="float">
            <text:p>2492</text:p>
          </table:table-cell>
          <table:table-cell table:formula="of:=AVERAGE([.AD53];[.AP53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28.713614" calcext:value-type="float">
            <text:p>28.713614</text:p>
          </table:table-cell>
          <table:table-cell office:value-type="float" office:value="18.07725" calcext:value-type="float">
            <text:p>18.07725</text:p>
          </table:table-cell>
          <table:table-cell office:value-type="float" office:value="3.577886" calcext:value-type="float">
            <text:p>3.577886</text:p>
          </table:table-cell>
          <table:table-cell office:value-type="float" office:value="10" calcext:value-type="float">
            <text:p>10</text:p>
          </table:table-cell>
          <table:table-cell office:value-type="float" office:value="94.913746" calcext:value-type="float">
            <text:p>94.913746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11.651297" calcext:value-type="float">
            <text:p>11.651297</text:p>
          </table:table-cell>
          <table:table-cell office:value-type="float" office:value="8.485515" calcext:value-type="float">
            <text:p>8.485515</text:p>
          </table:table-cell>
          <table:table-cell office:value-type="float" office:value="1.241778" calcext:value-type="float">
            <text:p>1.241778</text:p>
          </table:table-cell>
          <table:table-cell office:value-type="float" office:value="10" calcext:value-type="float">
            <text:p>10</text:p>
          </table:table-cell>
          <table:table-cell office:value-type="float" office:value="668.253603" calcext:value-type="float">
            <text:p>668.253603</text:p>
          </table:table-cell>
          <table:table-cell office:value-type="float" office:value="3291" calcext:value-type="float">
            <text:p>3291</text:p>
          </table:table-cell>
          <table:table-cell office:value-type="float" office:value="617" calcext:value-type="float">
            <text:p>617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mul</text:p>
          </table:table-cell>
          <table:table-cell table:formula="of:=[.J54]/[.J52]" office:value-type="float" office:value="0.630783455065399" calcext:value-type="float">
            <text:p>0.63</text:p>
          </table:table-cell>
          <table:table-cell table:formula="of:=[.K54]/[.K52]" office:value-type="float" office:value="0.760183677036358" calcext:value-type="float">
            <text:p>0.76</text:p>
          </table:table-cell>
          <table:table-cell table:formula="of:=[.L54]/[.L52]" office:value-type="float" office:value="0.388755536927613" calcext:value-type="float">
            <text:p>0.39</text:p>
          </table:table-cell>
          <table:table-cell table:formula="of:=[.M54]/[.M52]" office:value-type="float" office:value="4" calcext:value-type="float">
            <text:p>4.00</text:p>
          </table:table-cell>
          <table:table-cell table:formula="of:=[.N54]/[.N52]" office:value-type="float" office:value="33232.4286846974" calcext:value-type="float">
            <text:p>33232.43</text:p>
          </table:table-cell>
          <table:table-cell/>
          <table:table-cell office:value-type="string" calcext:value-type="string">
            <text:p>cmul</text:p>
          </table:table-cell>
          <table:table-cell table:style-name="ce11" table:formula="of:=AVERAGE([.V54];[.AH54])" office:value-type="float" office:value="21.0136245" calcext:value-type="float">
            <text:p>21.0</text:p>
          </table:table-cell>
          <table:table-cell table:style-name="ce11" table:formula="of:=AVERAGE([.W54];[.AI54])" office:value-type="float" office:value="8.3833455" calcext:value-type="float">
            <text:p>8.4</text:p>
          </table:table-cell>
          <table:table-cell table:style-name="ce11" table:formula="of:=AVERAGE([.X54];[.AJ54])" office:value-type="float" office:value="6.568322" calcext:value-type="float">
            <text:p>6.6</text:p>
          </table:table-cell>
          <table:table-cell table:style-name="ce11" table:formula="of:=AVERAGE([.Y54];[.AK54])" office:value-type="float" office:value="10" calcext:value-type="float">
            <text:p>10.0</text:p>
          </table:table-cell>
          <table:table-cell table:formula="of:=AVERAGE([.Z54];[.AG54])" office:value-type="float" office:value="1886.10649" calcext:value-type="float">
            <text:p>1886.11</text:p>
          </table:table-cell>
          <table:table-cell table:formula="of:=AVERAGE([.AA54];[.AM54])" office:value-type="float" office:value="3495" calcext:value-type="float">
            <text:p>3495</text:p>
          </table:table-cell>
          <table:table-cell table:formula="of:=AVERAGE([.AB54];[.AN54])" office:value-type="float" office:value="1025" calcext:value-type="float">
            <text:p>1025</text:p>
          </table:table-cell>
          <table:table-cell table:formula="of:=AVERAGE([.AC54];[.AO54])" office:value-type="float" office:value="2492" calcext:value-type="float">
            <text:p>2492</text:p>
          </table:table-cell>
          <table:table-cell table:formula="of:=AVERAGE([.AD54];[.AP54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1886.10649" calcext:value-type="float">
            <text:p>1886.10649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06.304667" calcext:value-type="float">
            <text:p>306.304667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csum</text:p>
          </table:table-cell>
          <table:table-cell table:formula="of:=[.J55]/[.J52]" office:value-type="float" office:value="0.445146591558448" calcext:value-type="float">
            <text:p>0.45</text:p>
          </table:table-cell>
          <table:table-cell table:formula="of:=[.K55]/[.K52]" office:value-type="float" office:value="0.708626795166236" calcext:value-type="float">
            <text:p>0.71</text:p>
          </table:table-cell>
          <table:table-cell table:formula="of:=[.L55]/[.L52]" office:value-type="float" office:value="0.284616271728929" calcext:value-type="float">
            <text:p>0.28</text:p>
          </table:table-cell>
          <table:table-cell table:formula="of:=[.M55]/[.M52]" office:value-type="float" office:value="2.6" calcext:value-type="float">
            <text:p>2.60</text:p>
          </table:table-cell>
          <table:table-cell table:formula="of:=[.N55]/[.N52]" office:value-type="float" office:value="21261.1505946613" calcext:value-type="float">
            <text:p>21261.15</text:p>
          </table:table-cell>
          <table:table-cell/>
          <table:table-cell office:value-type="string" calcext:value-type="string">
            <text:p>csum</text:p>
          </table:table-cell>
          <table:table-cell table:style-name="ce11" table:formula="of:=AVERAGE([.V55];[.AH55])" office:value-type="float" office:value="14.829405" calcext:value-type="float">
            <text:p>14.8</text:p>
          </table:table-cell>
          <table:table-cell table:style-name="ce11" table:formula="of:=AVERAGE([.W55];[.AI55])" office:value-type="float" office:value="7.8147735" calcext:value-type="float">
            <text:p>7.8</text:p>
          </table:table-cell>
          <table:table-cell table:style-name="ce11" table:formula="of:=AVERAGE([.X55];[.AJ55])" office:value-type="float" office:value="4.8088095" calcext:value-type="float">
            <text:p>4.8</text:p>
          </table:table-cell>
          <table:table-cell table:style-name="ce11" table:formula="of:=AVERAGE([.Y55];[.AK55])" office:value-type="float" office:value="6.5" calcext:value-type="float">
            <text:p>6.5</text:p>
          </table:table-cell>
          <table:table-cell table:formula="of:=AVERAGE([.Z55];[.AG55])" office:value-type="float" office:value="1206.676602" calcext:value-type="float">
            <text:p>1206.68</text:p>
          </table:table-cell>
          <table:table-cell table:formula="of:=AVERAGE([.AA55];[.AM55])" office:value-type="float" office:value="3699" calcext:value-type="float">
            <text:p>3699</text:p>
          </table:table-cell>
          <table:table-cell table:formula="of:=AVERAGE([.AB55];[.AN55])" office:value-type="float" office:value="1025" calcext:value-type="float">
            <text:p>1025</text:p>
          </table:table-cell>
          <table:table-cell table:formula="of:=AVERAGE([.AC55];[.AO55])" office:value-type="float" office:value="2492" calcext:value-type="float">
            <text:p>2492</text:p>
          </table:table-cell>
          <table:table-cell table:formula="of:=AVERAGE([.AD55];[.AP55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4.792037" calcext:value-type="float">
            <text:p>14.792037</text:p>
          </table:table-cell>
          <table:table-cell office:value-type="float" office:value="5.784342" calcext:value-type="float">
            <text:p>5.784342</text:p>
          </table:table-cell>
          <table:table-cell office:value-type="float" office:value="4.617559" calcext:value-type="float">
            <text:p>4.617559</text:p>
          </table:table-cell>
          <table:table-cell office:value-type="float" office:value="10" calcext:value-type="float">
            <text:p>10</text:p>
          </table:table-cell>
          <table:table-cell office:value-type="float" office:value="1206.676602" calcext:value-type="float">
            <text:p>1206.676602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csum</text:p>
          </table:table-cell>
          <table:table-cell office:value-type="float" office:value="14.866773" calcext:value-type="float">
            <text:p>14.866773</text:p>
          </table:table-cell>
          <table:table-cell office:value-type="float" office:value="9.845205" calcext:value-type="float">
            <text:p>9.845205</text:p>
          </table:table-cell>
          <table:table-cell office:value-type="float" office:value="5.00006" calcext:value-type="float">
            <text:p>5.00006</text:p>
          </table:table-cell>
          <table:table-cell office:value-type="float" office:value="3" calcext:value-type="float">
            <text:p>3</text:p>
          </table:table-cell>
          <table:table-cell office:value-type="float" office:value="184.791841" calcext:value-type="float">
            <text:p>184.791841</text:p>
          </table:table-cell>
          <table:table-cell office:value-type="float" office:value="3699" calcext:value-type="float">
            <text:p>3699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Gs</text:p>
          </table:table-cell>
          <table:table-cell table:formula="of:=[.J56]/[.J52]" office:value-type="float" office:value="1" calcext:value-type="float">
            <text:p>1.00</text:p>
          </table:table-cell>
          <table:table-cell table:formula="of:=[.K56]/[.K52]" office:value-type="float" office:value="1" calcext:value-type="float">
            <text:p>1.00</text:p>
          </table:table-cell>
          <table:table-cell table:formula="of:=[.L56]/[.L52]" office:value-type="float" office:value="1" calcext:value-type="float">
            <text:p>1.00</text:p>
          </table:table-cell>
          <table:table-cell table:formula="of:=[.M56]/[.M52]" office:value-type="float" office:value="1" calcext:value-type="float">
            <text:p>1.00</text:p>
          </table:table-cell>
          <table:table-cell table:formula="of:=[.N56]/[.N52]" office:value-type="float" office:value="0.880222006871641" calcext:value-type="float">
            <text:p>0.88</text:p>
          </table:table-cell>
          <table:table-cell/>
          <table:table-cell office:value-type="string" calcext:value-type="string">
            <text:p>Gs</text:p>
          </table:table-cell>
          <table:table-cell table:style-name="ce11" table:formula="of:=AVERAGE([.V56];[.AH56])" office:value-type="float" office:value="33.3135315" calcext:value-type="float">
            <text:p>33.3</text:p>
          </table:table-cell>
          <table:table-cell table:style-name="ce11" table:formula="of:=AVERAGE([.W56];[.AI56])" office:value-type="float" office:value="11.0280525" calcext:value-type="float">
            <text:p>11.0</text:p>
          </table:table-cell>
          <table:table-cell table:style-name="ce11" table:formula="of:=AVERAGE([.X56];[.AJ56])" office:value-type="float" office:value="16.8957645" calcext:value-type="float">
            <text:p>16.9</text:p>
          </table:table-cell>
          <table:table-cell table:style-name="ce11" table:formula="of:=AVERAGE([.Y56];[.AK56])" office:value-type="float" office:value="2.5" calcext:value-type="float">
            <text:p>2.5</text:p>
          </table:table-cell>
          <table:table-cell table:formula="of:=AVERAGE([.Z56];[.AG56])" office:value-type="float" office:value="0.049957" calcext:value-type="float">
            <text:p>0.05</text:p>
          </table:table-cell>
          <table:table-cell table:formula="of:=AVERAGE([.AA56];[.AM56])" office:value-type="float" office:value="623" calcext:value-type="float">
            <text:p>623</text:p>
          </table:table-cell>
          <table:table-cell table:formula="of:=AVERAGE([.AB56];[.AN56])" office:value-type="float" office:value="413" calcext:value-type="float">
            <text:p>413</text:p>
          </table:table-cell>
          <table:table-cell table:formula="of:=AVERAGE([.AC56];[.AO56])" office:value-type="float" office:value="28" calcext:value-type="float">
            <text:p>28</text:p>
          </table:table-cell>
          <table:table-cell table:formula="of:=AVERAGE([.AD56];[.AP56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4.627063" calcext:value-type="float">
            <text:p>34.627063</text:p>
          </table:table-cell>
          <table:table-cell office:value-type="float" office:value="11.722772" calcext:value-type="float">
            <text:p>11.722772</text:p>
          </table:table-cell>
          <table:table-cell office:value-type="float" office:value="16.569307" calcext:value-type="float">
            <text:p>16.569307</text:p>
          </table:table-cell>
          <table:table-cell office:value-type="float" office:value="3" calcext:value-type="float">
            <text:p>3</text:p>
          </table:table-cell>
          <table:table-cell office:value-type="float" office:value="0.049957" calcext:value-type="float">
            <text:p>0.049957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Gs</text:p>
          </table:table-cell>
          <table:table-cell office:value-type="float" office:value="32" calcext:value-type="float">
            <text:p>32</text:p>
          </table:table-cell>
          <table:table-cell office:value-type="float" office:value="10.333333" calcext:value-type="float">
            <text:p>10.333333</text:p>
          </table:table-cell>
          <table:table-cell office:value-type="float" office:value="17.222222" calcext:value-type="float">
            <text:p>17.222222</text:p>
          </table:table-cell>
          <table:table-cell office:value-type="float" office:value="2" calcext:value-type="float">
            <text:p>2</text:p>
          </table:table-cell>
          <table:table-cell office:value-type="float" office:value="0.044537" calcext:value-type="float">
            <text:p>0.044537</text:p>
          </table:table-cell>
          <table:table-cell office:value-type="float" office:value="623" calcext:value-type="float">
            <text:p>623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Gcmul</text:p>
          </table:table-cell>
          <table:table-cell table:formula="of:=[.J57]/[.J52]" office:value-type="float" office:value="0.630783455065399" calcext:value-type="float">
            <text:p>0.63</text:p>
          </table:table-cell>
          <table:table-cell table:formula="of:=[.K57]/[.K52]" office:value-type="float" office:value="0.760183677036358" calcext:value-type="float">
            <text:p>0.76</text:p>
          </table:table-cell>
          <table:table-cell table:formula="of:=[.L57]/[.L52]" office:value-type="float" office:value="0.388755536927613" calcext:value-type="float">
            <text:p>0.39</text:p>
          </table:table-cell>
          <table:table-cell table:formula="of:=[.M57]/[.M52]" office:value-type="float" office:value="4" calcext:value-type="float">
            <text:p>4.00</text:p>
          </table:table-cell>
          <table:table-cell table:formula="of:=[.N57]/[.N52]" office:value-type="float" office:value="33053.5590696855" calcext:value-type="float">
            <text:p>33053.56</text:p>
          </table:table-cell>
          <table:table-cell/>
          <table:table-cell office:value-type="string" calcext:value-type="string">
            <text:p>Gcmul</text:p>
          </table:table-cell>
          <table:table-cell table:style-name="ce11" table:formula="of:=AVERAGE([.V57];[.AH57])" office:value-type="float" office:value="21.0136245" calcext:value-type="float">
            <text:p>21.0</text:p>
          </table:table-cell>
          <table:table-cell table:style-name="ce11" table:formula="of:=AVERAGE([.W57];[.AI57])" office:value-type="float" office:value="8.3833455" calcext:value-type="float">
            <text:p>8.4</text:p>
          </table:table-cell>
          <table:table-cell table:style-name="ce11" table:formula="of:=AVERAGE([.X57];[.AJ57])" office:value-type="float" office:value="6.568322" calcext:value-type="float">
            <text:p>6.6</text:p>
          </table:table-cell>
          <table:table-cell table:style-name="ce11" table:formula="of:=AVERAGE([.Y57];[.AK57])" office:value-type="float" office:value="10" calcext:value-type="float">
            <text:p>10.0</text:p>
          </table:table-cell>
          <table:table-cell table:formula="of:=AVERAGE([.Z57];[.AG57])" office:value-type="float" office:value="1875.954745" calcext:value-type="float">
            <text:p>1875.95</text:p>
          </table:table-cell>
          <table:table-cell table:formula="of:=AVERAGE([.AA57];[.AM57])" office:value-type="float" office:value="3495" calcext:value-type="float">
            <text:p>3495</text:p>
          </table:table-cell>
          <table:table-cell table:formula="of:=AVERAGE([.AB57];[.AN57])" office:value-type="float" office:value="1025" calcext:value-type="float">
            <text:p>1025</text:p>
          </table:table-cell>
          <table:table-cell table:formula="of:=AVERAGE([.AC57];[.AO57])" office:value-type="float" office:value="2492" calcext:value-type="float">
            <text:p>2492</text:p>
          </table:table-cell>
          <table:table-cell table:formula="of:=AVERAGE([.AD57];[.AP57])"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1.372696" calcext:value-type="float">
            <text:p>21.372696</text:p>
          </table:table-cell>
          <table:table-cell office:value-type="float" office:value="8.614834" calcext:value-type="float">
            <text:p>8.614834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1875.954745" calcext:value-type="float">
            <text:p>1875.954745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office:value-type="string" calcext:value-type="string">
            <text:p>Gcmul</text:p>
          </table:table-cell>
          <table:table-cell office:value-type="float" office:value="20.654553" calcext:value-type="float">
            <text:p>20.654553</text:p>
          </table:table-cell>
          <table:table-cell office:value-type="float" office:value="8.151857" calcext:value-type="float">
            <text:p>8.151857</text:p>
          </table:table-cell>
          <table:table-cell office:value-type="float" office:value="6.568322" calcext:value-type="float">
            <text:p>6.568322</text:p>
          </table:table-cell>
          <table:table-cell office:value-type="float" office:value="10" calcext:value-type="float">
            <text:p>10</text:p>
          </table:table-cell>
          <table:table-cell office:value-type="float" office:value="308.487664" calcext:value-type="float">
            <text:p>308.487664</text:p>
          </table:table-cell>
          <table:table-cell office:value-type="float" office:value="3495" calcext:value-type="float">
            <text:p>3495</text:p>
          </table:table-cell>
          <table:table-cell office:value-type="float" office:value="1025" calcext:value-type="float">
            <text:p>1025</text:p>
          </table:table-cell>
          <table:table-cell office:value-type="float" office:value="2492" calcext:value-type="float">
            <text:p>249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formula="of:=[.J58]/[.J52]" office:value-type="float" office:value="0.94653631963336" calcext:value-type="float">
            <text:p>0.95</text:p>
          </table:table-cell>
          <table:table-cell table:formula="of:=[.K58]/[.K52]" office:value-type="float" office:value="1.15290138490001" calcext:value-type="float">
            <text:p>1.15</text:p>
          </table:table-cell>
          <table:table-cell table:formula="of:=[.L58]/[.L52]" office:value-type="float" office:value="0.579177284342475" calcext:value-type="float">
            <text:p>0.58</text:p>
          </table:table-cell>
          <table:table-cell table:formula="of:=[.M58]/[.M52]" office:value-type="float" office:value="4" calcext:value-type="float">
            <text:p>4.00</text:p>
          </table:table-cell>
          <table:table-cell table:formula="of:=[.N58]/[.N52]" office:value-type="float" office:value="39617.1229847591" calcext:value-type="float">
            <text:p>39617.12</text:p>
          </table:table-cell>
          <table:table-cell/>
          <table:table-cell office:value-type="string" calcext:value-type="string">
            <text:p>mul</text:p>
          </table:table-cell>
          <table:table-cell table:style-name="ce11" table:formula="of:=AVERAGE([.V58];[.AH58])" office:value-type="float" office:value="31.5324675" calcext:value-type="float">
            <text:p>31.5</text:p>
          </table:table-cell>
          <table:table-cell table:style-name="ce11" table:formula="of:=AVERAGE([.W58];[.AI58])" office:value-type="float" office:value="12.714257" calcext:value-type="float">
            <text:p>12.7</text:p>
          </table:table-cell>
          <table:table-cell table:style-name="ce11" table:formula="of:=AVERAGE([.X58];[.AJ58])" office:value-type="float" office:value="9.785643" calcext:value-type="float">
            <text:p>9.8</text:p>
          </table:table-cell>
          <table:table-cell table:style-name="ce11" table:formula="of:=AVERAGE([.Y58];[.AK58])" office:value-type="float" office:value="10" calcext:value-type="float">
            <text:p>10.0</text:p>
          </table:table-cell>
          <table:table-cell table:formula="of:=AVERAGE([.Z58];[.AG58])" office:value-type="float" office:value="2248.469815" calcext:value-type="float">
            <text:p>2248.47</text:p>
          </table:table-cell>
          <table:table-cell table:formula="of:=AVERAGE([.AA58];[.AM58])" office:value-type="float" office:value="3558" calcext:value-type="float">
            <text:p>3558</text:p>
          </table:table-cell>
          <table:table-cell table:formula="of:=AVERAGE([.AB58];[.AN58])" office:value-type="float" office:value="827" calcext:value-type="float">
            <text:p>827</text:p>
          </table:table-cell>
          <table:table-cell table:formula="of:=AVERAGE([.AC58];[.AO58])" office:value-type="float" office:value="2520" calcext:value-type="float">
            <text:p>2520</text:p>
          </table:table-cell>
          <table:table-cell table:formula="of:=AVERAGE([.AD58];[.AP58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1.692242" calcext:value-type="float">
            <text:p>31.692242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2248.469815" calcext:value-type="float">
            <text:p>2248.46981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mul</text:p>
          </table:table-cell>
          <table:table-cell office:value-type="float" office:value="31.372693" calcext:value-type="float">
            <text:p>31.372693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1339.873135" calcext:value-type="float">
            <text:p>1339.873135</text:p>
          </table:table-cell>
          <table:table-cell office:value-type="float" office:value="3558" calcext:value-type="float">
            <text:p>3558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[.J59]/[.J52]" office:value-type="float" office:value="0.945006190652588" calcext:value-type="float">
            <text:p>0.95</text:p>
          </table:table-cell>
          <table:table-cell table:formula="of:=[.K59]/[.K52]" office:value-type="float" office:value="1.15290138490001" calcext:value-type="float">
            <text:p>1.15</text:p>
          </table:table-cell>
          <table:table-cell table:formula="of:=[.L59]/[.L52]" office:value-type="float" office:value="0.579177284342475" calcext:value-type="float">
            <text:p>0.58</text:p>
          </table:table-cell>
          <table:table-cell table:formula="of:=[.M59]/[.M52]" office:value-type="float" office:value="3.8" calcext:value-type="float">
            <text:p>3.80</text:p>
          </table:table-cell>
          <table:table-cell table:formula="of:=[.N59]/[.N52]" office:value-type="float" office:value="3674.76888379878" calcext:value-type="float">
            <text:p>3674.77</text:p>
          </table:table-cell>
          <table:table-cell/>
          <table:table-cell office:value-type="string" calcext:value-type="string">
            <text:p>sum</text:p>
          </table:table-cell>
          <table:table-cell table:style-name="ce11" table:formula="of:=AVERAGE([.V59];[.AH59])" office:value-type="float" office:value="31.4814935" calcext:value-type="float">
            <text:p>31.5</text:p>
          </table:table-cell>
          <table:table-cell table:style-name="ce11" table:formula="of:=AVERAGE([.W59];[.AI59])" office:value-type="float" office:value="12.714257" calcext:value-type="float">
            <text:p>12.7</text:p>
          </table:table-cell>
          <table:table-cell table:style-name="ce11" table:formula="of:=AVERAGE([.X59];[.AJ59])" office:value-type="float" office:value="9.785643" calcext:value-type="float">
            <text:p>9.8</text:p>
          </table:table-cell>
          <table:table-cell table:style-name="ce11" table:formula="of:=AVERAGE([.Y59];[.AK59])" office:value-type="float" office:value="9.5" calcext:value-type="float">
            <text:p>9.5</text:p>
          </table:table-cell>
          <table:table-cell table:formula="of:=AVERAGE([.Z59];[.AG59])" office:value-type="float" office:value="208.561508" calcext:value-type="float">
            <text:p>208.56</text:p>
          </table:table-cell>
          <table:table-cell table:formula="of:=AVERAGE([.AA59];[.AM59])" office:value-type="float" office:value="3559" calcext:value-type="float">
            <text:p>3559</text:p>
          </table:table-cell>
          <table:table-cell table:formula="of:=AVERAGE([.AB59];[.AN59])" office:value-type="float" office:value="827" calcext:value-type="float">
            <text:p>827</text:p>
          </table:table-cell>
          <table:table-cell table:formula="of:=AVERAGE([.AC59];[.AO59])" office:value-type="float" office:value="2520" calcext:value-type="float">
            <text:p>2520</text:p>
          </table:table-cell>
          <table:table-cell table:formula="of:=AVERAGE([.AD59];[.AP59])"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692129" calcext:value-type="float">
            <text:p>31.692129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10" calcext:value-type="float">
            <text:p>10</text:p>
          </table:table-cell>
          <table:table-cell office:value-type="float" office:value="208.561508" calcext:value-type="float">
            <text:p>208.56150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float" office:value="31.270858" calcext:value-type="float">
            <text:p>31.270858</text:p>
          </table:table-cell>
          <table:table-cell office:value-type="float" office:value="12.714257" calcext:value-type="float">
            <text:p>12.714257</text:p>
          </table:table-cell>
          <table:table-cell office:value-type="float" office:value="9.785643" calcext:value-type="float">
            <text:p>9.785643</text:p>
          </table:table-cell>
          <table:table-cell office:value-type="float" office:value="9" calcext:value-type="float">
            <text:p>9</text:p>
          </table:table-cell>
          <table:table-cell office:value-type="float" office:value="292.63928" calcext:value-type="float">
            <text:p>292.63928</text:p>
          </table:table-cell>
          <table:table-cell office:value-type="float" office:value="3559" calcext:value-type="float">
            <text:p>3559</text:p>
          </table:table-cell>
          <table:table-cell office:value-type="float" office:value="827" calcext:value-type="float">
            <text:p>827</text:p>
          </table:table-cell>
          <table:table-cell office:value-type="float" office:value="2520" calcext:value-type="float">
            <text:p>2520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table:formula="of:=[.J60]/[.J52]" office:value-type="float" office:value="1.12430424856038" calcext:value-type="float">
            <text:p>1.12</text:p>
          </table:table-cell>
          <table:table-cell table:formula="of:=[.K60]/[.K52]" office:value-type="float" office:value="1.30246351293667" calcext:value-type="float">
            <text:p>1.30</text:p>
          </table:table-cell>
          <table:table-cell table:formula="of:=[.L60]/[.L52]" office:value-type="float" office:value="0.941602316959378" calcext:value-type="float">
            <text:p>0.94</text:p>
          </table:table-cell>
          <table:table-cell table:formula="of:=[.M60]/[.M52]" office:value-type="float" office:value="1.2" calcext:value-type="float">
            <text:p>1.20</text:p>
          </table:table-cell>
          <table:table-cell table:formula="of:=[.N60]/[.N52]" office:value-type="float" office:value="496.578415998591" calcext:value-type="float">
            <text:p>496.58</text:p>
          </table:table-cell>
          <table:table-cell/>
          <table:table-cell office:value-type="string" calcext:value-type="string">
            <text:p>xi</text:p>
          </table:table-cell>
          <table:table-cell table:style-name="ce11" table:formula="of:=AVERAGE([.V60];[.AH60])" office:value-type="float" office:value="37.454545" calcext:value-type="float">
            <text:p>37.5</text:p>
          </table:table-cell>
          <table:table-cell table:style-name="ce11" table:formula="of:=AVERAGE([.W60];[.AI60])" office:value-type="float" office:value="14.363636" calcext:value-type="float">
            <text:p>14.4</text:p>
          </table:table-cell>
          <table:table-cell table:style-name="ce11" table:formula="of:=AVERAGE([.X60];[.AJ60])" office:value-type="float" office:value="15.909091" calcext:value-type="float">
            <text:p>15.9</text:p>
          </table:table-cell>
          <table:table-cell table:style-name="ce11" table:formula="of:=AVERAGE([.Y60];[.AK60])" office:value-type="float" office:value="3" calcext:value-type="float">
            <text:p>3.0</text:p>
          </table:table-cell>
          <table:table-cell table:formula="of:=AVERAGE([.Z60];[.AG60])" office:value-type="float" office:value="28.183308" calcext:value-type="float">
            <text:p>28.18</text:p>
          </table:table-cell>
          <table:table-cell table:formula="of:=AVERAGE([.AA60];[.AM60])" office:value-type="float" office:value="3039" calcext:value-type="float">
            <text:p>3039</text:p>
          </table:table-cell>
          <table:table-cell table:formula="of:=AVERAGE([.AB60];[.AN60])" office:value-type="float" office:value="2305" calcext:value-type="float">
            <text:p>2305</text:p>
          </table:table-cell>
          <table:table-cell table:formula="of:=AVERAGE([.AC60];[.AO60])" office:value-type="float" office:value="290" calcext:value-type="float">
            <text:p>290</text:p>
          </table:table-cell>
          <table:table-cell table:formula="of:=AVERAGE([.AD60];[.AP60])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7.454545" calcext:value-type="float">
            <text:p>37.454545</text:p>
          </table:table-cell>
          <table:table-cell office:value-type="float" office:value="14.363636" calcext:value-type="float">
            <text:p>14.363636</text:p>
          </table:table-cell>
          <table:table-cell office:value-type="float" office:value="15.909091" calcext:value-type="float">
            <text:p>15.909091</text:p>
          </table:table-cell>
          <table:table-cell office:value-type="float" office:value="3" calcext:value-type="float">
            <text:p>3</text:p>
          </table:table-cell>
          <table:table-cell office:value-type="float" office:value="28.183308" calcext:value-type="float">
            <text:p>28.183308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2"/>
          <table:table-cell office:value-type="string" calcext:value-type="string">
            <text:p>xi</text:p>
          </table:table-cell>
          <table:table-cell office:value-type="float" office:value="37.454545" calcext:value-type="float">
            <text:p>37.454545</text:p>
          </table:table-cell>
          <table:table-cell office:value-type="float" office:value="14.363636" calcext:value-type="float">
            <text:p>14.363636</text:p>
          </table:table-cell>
          <table:table-cell office:value-type="float" office:value="15.909091" calcext:value-type="float">
            <text:p>15.909091</text:p>
          </table:table-cell>
          <table:table-cell office:value-type="float" office:value="3" calcext:value-type="float">
            <text:p>3</text:p>
          </table:table-cell>
          <table:table-cell office:value-type="float" office:value="17.044584" calcext:value-type="float">
            <text:p>17.044584</text:p>
          </table:table-cell>
          <table:table-cell office:value-type="float" office:value="3039" calcext:value-type="float">
            <text:p>3039</text:p>
          </table:table-cell>
          <table:table-cell office:value-type="float" office:value="2305" calcext:value-type="float">
            <text:p>23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average over scene</text:p>
          </table:table-cell>
          <table:table-cell table:number-columns-repeated="40"/>
        </table:table-row>
        <table:table-row table:style-name="ro1">
          <table:table-cell table:style-name="ce6"/>
          <table:table-cell table:style-name="ce6" office:value-type="string" calcext:value-type="string">
            <text:p>method</text:p>
          </table:table-cell>
          <table:table-cell table:style-name="ce8" office:value-type="string" calcext:value-type="string">
            <text:p>xi+</text:p>
          </table:table-cell>
          <table:table-cell table:style-name="ce8" office:value-type="string" calcext:value-type="string">
            <text:p>xi-</text:p>
          </table:table-cell>
          <table:table-cell table:style-name="ce8" office:value-type="string" calcext:value-type="string">
            <text:p>rho</text:p>
          </table:table-cell>
          <table:table-cell table:style-name="ce8" office:value-type="string" calcext:value-type="string">
            <text:p>theta</text:p>
          </table:table-cell>
          <table:table-cell table:style-name="ce8" office:value-type="string" calcext:value-type="string">
            <text:p>time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s</text:p>
          </table:table-cell>
          <table:table-cell table:style-name="ce8" table:formula="of:=AVERAGE([.C4];[.C16];[.C28];[.C40];[.C52])" office:value-type="float" office:value="1" calcext:value-type="float">
            <text:p>1.00</text:p>
          </table:table-cell>
          <table:table-cell table:style-name="ce8" table:formula="of:=AVERAGE([.D4];[.D16];[.D28];[.D40];[.D52])" office:value-type="float" office:value="1" calcext:value-type="float">
            <text:p>1.00</text:p>
          </table:table-cell>
          <table:table-cell table:style-name="ce9" table:formula="of:=AVERAGE([.E4];[.E16];[.E28];[.E40];[.E52])" office:value-type="float" office:value="1" calcext:value-type="float">
            <text:p>1.00</text:p>
          </table:table-cell>
          <table:table-cell table:style-name="ce8" table:formula="of:=AVERAGE([.F4];[.F16];[.F28];[.F40];[.F52])" office:value-type="float" office:value="1" calcext:value-type="float">
            <text:p>1.00</text:p>
          </table:table-cell>
          <table:table-cell table:style-name="ce8" table:formula="of:=AVERAGE([.G4];[.G16];[.G28];[.G40];[.G52])" office:value-type="float" office:value="1" calcext:value-type="float">
            <text:p>1.00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t</text:p>
          </table:table-cell>
          <table:table-cell table:style-name="ce8" table:formula="of:=AVERAGE([.C5];[.C17];[.C29];[.C41];[.C53])" office:value-type="float" office:value="0.258448274414091" calcext:value-type="float">
            <text:p>0.26</text:p>
          </table:table-cell>
          <table:table-cell table:style-name="ce8" table:formula="of:=AVERAGE([.D5];[.D17];[.D29];[.D41];[.D53])" office:value-type="float" office:value="0.42109061842225" calcext:value-type="float">
            <text:p>0.42</text:p>
          </table:table-cell>
          <table:table-cell table:style-name="ce8" table:formula="of:=AVERAGE([.E5];[.E17];[.E29];[.E41];[.E53])" office:value-type="float" office:value="0.122336125261652" calcext:value-type="float">
            <text:p>0.12</text:p>
          </table:table-cell>
          <table:table-cell table:style-name="ce8" table:formula="of:=AVERAGE([.F5];[.F17];[.F29];[.F41];[.F53])" office:value-type="float" office:value="1.9474358974359" calcext:value-type="float">
            <text:p>1.95</text:p>
          </table:table-cell>
          <table:table-cell table:style-name="ce8" table:formula="of:=AVERAGE([.G5];[.G17];[.G29];[.G41];[.G53])" office:value-type="float" office:value="1032.169516124" calcext:value-type="float">
            <text:p>1032.17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cmul</text:p>
          </table:table-cell>
          <table:table-cell table:style-name="ce8" table:formula="of:=AVERAGE([.C6];[.C18];[.C30];[.C42];[.C54])" office:value-type="float" office:value="0.97966639268412" calcext:value-type="float">
            <text:p>0.98</text:p>
          </table:table-cell>
          <table:table-cell table:style-name="ce8" table:formula="of:=AVERAGE([.D6];[.D18];[.D30];[.D42];[.D54])" office:value-type="float" office:value="1.28367573265219" calcext:value-type="float">
            <text:p>1.28</text:p>
          </table:table-cell>
          <table:table-cell table:style-name="ce8" table:formula="of:=AVERAGE([.E6];[.E18];[.E30];[.E42];[.E54])" office:value-type="float" office:value="0.655144047132358" calcext:value-type="float">
            <text:p>0.66</text:p>
          </table:table-cell>
          <table:table-cell table:style-name="ce10" table:formula="of:=AVERAGE([.F6];[.F18];[.F30];[.F42];[.F54])" office:value-type="float" office:value="1.96410256410256" calcext:value-type="float">
            <text:p>1.96</text:p>
          </table:table-cell>
          <table:table-cell table:style-name="ce8" table:formula="of:=AVERAGE([.G6];[.G18];[.G30];[.G42];[.G54])" office:value-type="float" office:value="10915.9747905345" calcext:value-type="float">
            <text:p>10915.97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csum</text:p>
          </table:table-cell>
          <table:table-cell table:style-name="ce8" table:formula="of:=AVERAGE([.C7];[.C19];[.C31];[.C43];[.C55])" office:value-type="float" office:value="0.72878370438062" calcext:value-type="float">
            <text:p>0.73</text:p>
          </table:table-cell>
          <table:table-cell table:style-name="ce8" table:formula="of:=AVERAGE([.D7];[.D19];[.D31];[.D43];[.D55])" office:value-type="float" office:value="1.06022413231514" calcext:value-type="float">
            <text:p>1.06</text:p>
          </table:table-cell>
          <table:table-cell table:style-name="ce8" table:formula="of:=AVERAGE([.E7];[.E19];[.E31];[.E43];[.E55])" office:value-type="float" office:value="0.510376877130596" calcext:value-type="float">
            <text:p>0.51</text:p>
          </table:table-cell>
          <table:table-cell table:style-name="ce8" table:formula="of:=AVERAGE([.F7];[.F19];[.F31];[.F43];[.F55])" office:value-type="float" office:value="1.70910256410256" calcext:value-type="float">
            <text:p>1.71</text:p>
          </table:table-cell>
          <table:table-cell table:style-name="ce8" table:formula="of:=AVERAGE([.G7];[.G19];[.G31];[.G43];[.G55])" office:value-type="float" office:value="5086.15999912" calcext:value-type="float">
            <text:p>5086.16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Gs</text:p>
          </table:table-cell>
          <table:table-cell table:style-name="ce8" table:formula="of:=AVERAGE([.C8];[.C20];[.C32];[.C44];[.C56])" office:value-type="float" office:value="0.475386338508617" calcext:value-type="float">
            <text:p>0.48</text:p>
          </table:table-cell>
          <table:table-cell table:style-name="ce8" table:formula="of:=AVERAGE([.D8];[.D20];[.D32];[.D44];[.D56])" office:value-type="float" office:value="0.422951641106931" calcext:value-type="float">
            <text:p>0.42</text:p>
          </table:table-cell>
          <table:table-cell table:style-name="ce8" table:formula="of:=AVERAGE([.E8];[.E20];[.E32];[.E44];[.E56])" office:value-type="float" office:value="0.62444942278481" calcext:value-type="float">
            <text:p>0.62</text:p>
          </table:table-cell>
          <table:table-cell table:style-name="ce8" table:formula="of:=AVERAGE([.F8];[.F20];[.F32];[.F44];[.F56])" office:value-type="float" office:value="0.628846153846154" calcext:value-type="float">
            <text:p>0.63</text:p>
          </table:table-cell>
          <table:table-cell table:style-name="ce8" table:formula="of:=AVERAGE([.G8];[.G20];[.G32];[.G44];[.G56])" office:value-type="float" office:value="0.95464468598523" calcext:value-type="float">
            <text:p>0.95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Gcmul</text:p>
          </table:table-cell>
          <table:table-cell table:style-name="ce8" table:formula="of:=AVERAGE([.C9];[.C21];[.C33];[.C45];[.C57])" office:value-type="float" office:value="0.557055528016909" calcext:value-type="float">
            <text:p>0.56</text:p>
          </table:table-cell>
          <table:table-cell table:style-name="ce8" table:formula="of:=AVERAGE([.D9];[.D21];[.D33];[.D45];[.D57])" office:value-type="float" office:value="0.651854429724822" calcext:value-type="float">
            <text:p>0.65</text:p>
          </table:table-cell>
          <table:table-cell table:style-name="ce8" table:formula="of:=AVERAGE([.E9];[.E21];[.E33];[.E45];[.E57])" office:value-type="float" office:value="0.461917714980459" calcext:value-type="float">
            <text:p>0.46</text:p>
          </table:table-cell>
          <table:table-cell table:style-name="ce8" table:formula="of:=AVERAGE([.F9];[.F21];[.F33];[.F45];[.F57])" office:value-type="float" office:value="1.75128205128205" calcext:value-type="float">
            <text:p>1.75</text:p>
          </table:table-cell>
          <table:table-cell table:style-name="ce8" table:formula="of:=AVERAGE([.G9];[.G21];[.G33];[.G45];[.G57])" office:value-type="float" office:value="10798.7969692646" calcext:value-type="float">
            <text:p>10798.80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mul</text:p>
          </table:table-cell>
          <table:table-cell table:style-name="ce7" table:formula="of:=AVERAGE([.C10];[.C22];[.C34];[.C46];[.C58])" office:value-type="float" office:value="1.39604199188845" calcext:value-type="float">
            <text:p>1.40</text:p>
          </table:table-cell>
          <table:table-cell table:style-name="ce7" table:formula="of:=AVERAGE([.D10];[.D22];[.D34];[.D46];[.D58])" office:value-type="float" office:value="1.65091113503093" calcext:value-type="float">
            <text:p>1.65</text:p>
          </table:table-cell>
          <table:table-cell table:style-name="ce10" table:formula="of:=AVERAGE([.E10];[.E22];[.E34];[.E46];[.E58])" office:value-type="float" office:value="0.915835456868495" calcext:value-type="float">
            <text:p>0.92</text:p>
          </table:table-cell>
          <table:table-cell table:style-name="ce7" table:formula="of:=AVERAGE([.F10];[.F22];[.F34];[.F46];[.F58])" office:value-type="float" office:value="2.0724358974359" calcext:value-type="float">
            <text:p>2.07</text:p>
          </table:table-cell>
          <table:table-cell table:style-name="ce8" table:formula="of:=AVERAGE([.G10];[.G22];[.G34];[.G46];[.G58])" office:value-type="float" office:value="8302.33199064136" calcext:value-type="float">
            <text:p>8302.33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sum</text:p>
          </table:table-cell>
          <table:table-cell table:style-name="ce10" table:formula="of:=AVERAGE([.C11];[.C23];[.C35];[.C47];[.C59])" office:value-type="float" office:value="1.33973275740314" calcext:value-type="float">
            <text:p>1.34</text:p>
          </table:table-cell>
          <table:table-cell table:style-name="ce10" table:formula="of:=AVERAGE([.D11];[.D23];[.D35];[.D47];[.D59])" office:value-type="float" office:value="1.4985024741992" calcext:value-type="float">
            <text:p>1.50</text:p>
          </table:table-cell>
          <table:table-cell table:style-name="ce10" table:formula="of:=AVERAGE([.E11];[.E23];[.E35];[.E47];[.E59])" office:value-type="float" office:value="0.915835456868495" calcext:value-type="float">
            <text:p>0.92</text:p>
          </table:table-cell>
          <table:table-cell table:style-name="ce9" table:formula="of:=AVERAGE([.F11];[.F23];[.F35];[.F47];[.F59])" office:value-type="float" office:value="2.1074358974359" calcext:value-type="float">
            <text:p>2.11</text:p>
          </table:table-cell>
          <table:table-cell table:style-name="ce8" table:formula="of:=AVERAGE([.G11];[.G23];[.G35];[.G47];[.G59])" office:value-type="float" office:value="1519.53198203493" calcext:value-type="float">
            <text:p>1519.53</text:p>
          </table:table-cell>
          <table:table-cell table:style-name="ce6"/>
          <table:table-cell table:number-columns-repeated="34"/>
        </table:table-row>
        <table:table-row table:style-name="ro1">
          <table:table-cell table:style-name="ce6"/>
          <table:table-cell table:style-name="ce6" office:value-type="string" calcext:value-type="string">
            <text:p>xi</text:p>
          </table:table-cell>
          <table:table-cell table:style-name="ce9" table:formula="of:=AVERAGE([.C12];[.C24];[.C36];[.C48];[.C60])" office:value-type="float" office:value="1.65598326930306" calcext:value-type="float">
            <text:p>1.66</text:p>
          </table:table-cell>
          <table:table-cell table:style-name="ce9" table:formula="of:=AVERAGE([.D12];[.D24];[.D36];[.D48];[.D60])" office:value-type="float" office:value="2.19179896504867" calcext:value-type="float">
            <text:p>2.19</text:p>
          </table:table-cell>
          <table:table-cell table:style-name="ce7" table:formula="of:=AVERAGE([.E12];[.E24];[.E36];[.E48];[.E60])" office:value-type="float" office:value="0.988320463391876" calcext:value-type="float">
            <text:p>0.99</text:p>
          </table:table-cell>
          <table:table-cell table:style-name="ce8" table:formula="of:=AVERAGE([.F12];[.F24];[.F36];[.F48];[.F60])" office:value-type="float" office:value="1.4874358974359" calcext:value-type="float">
            <text:p>1.49</text:p>
          </table:table-cell>
          <table:table-cell table:style-name="ce8" table:formula="of:=AVERAGE([.G12];[.G24];[.G36];[.G48];[.G60])" office:value-type="float" office:value="103.59169941476" calcext:value-type="float">
            <text:p>103.59</text:p>
          </table:table-cell>
          <table:table-cell table:style-name="ce6"/>
          <table:table-cell table:number-columns-repeated="34"/>
        </table:table-row>
        <table:table-row table:style-name="ro1" table:number-rows-repeated="1048503">
          <table:table-cell table:number-columns-repeated="42"/>
        </table:table-row>
        <table:table-row table:style-name="ro1"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19:46.733798706</meta:creation-date>
    <meta:generator>LibreOffice/7.3.7.2$Linux_X86_64 LibreOffice_project/30$Build-2</meta:generator>
    <dc:date>2023-12-11T04:57:15.051383303</dc:date>
    <meta:editing-duration>PT4H57M31S</meta:editing-duration>
    <meta:editing-cycles>63</meta:editing-cycles>
    <meta:document-statistic meta:table-count="1" meta:cell-count="1883" meta:object-count="0"/>
  </office:meta>
</office:document-meta>
</file>